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Fonts/Font_Tahoma_1.ttf" manifest:media-type="application/x-font-ttf"/>
  <manifest:file-entry manifest:full-path="Fonts/Font_PT_Astra_Serif_3.ttf" manifest:media-type="application/x-font-ttf"/>
  <manifest:file-entry manifest:full-path="Fonts/Font_PT_Astra_Serif_2.ttf" manifest:media-type="application/x-font-ttf"/>
  <manifest:file-entry manifest:full-path="Fonts/Font_PT_Astra_Serif_1.ttf" manifest:media-type="application/x-font-ttf"/>
  <manifest:file-entry manifest:full-path="Fonts/Font_PT_Astra_Sans_4.ttf" manifest:media-type="application/x-font-ttf"/>
  <manifest:file-entry manifest:full-path="Fonts/Font_PT_Astra_Sans_3.ttf" manifest:media-type="application/x-font-ttf"/>
  <manifest:file-entry manifest:full-path="Fonts/Font_PT_Astra_Sans_2.ttf" manifest:media-type="application/x-font-ttf"/>
  <manifest:file-entry manifest:full-path="Fonts/Font_Tahoma_2.ttf" manifest:media-type="application/x-font-ttf"/>
  <manifest:file-entry manifest:full-path="Fonts/Font_PT_Astra_Serif_4.ttf" manifest:media-type="application/x-font-ttf"/>
  <manifest:file-entry manifest:full-path="Fonts/Font_PT_Astra_Sans_1.ttf" manifest:media-type="application/x-font-ttf"/>
  <manifest:file-entry manifest:full-path="Fonts/Font_Lohit_Devanagari_1.ttf" manifest:media-type="application/x-font-tt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 svg:font-family="0"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ohit Devanagari" svg:font-family="'Lohit Devanagari'">
      <svg:font-face-src>
        <svg:font-face-uri xlink:href="Fonts/Font_Lohit_Devanagari_1.ttf" xlink:type="simple" loext:font-style="normal" loext:font-weight="normal">
          <svg:font-face-format svg:string="truetype"/>
        </svg:font-face-uri>
      </svg:font-face-src>
    </style:font-face>
    <style:font-face style:name="Lohit Devanagari1" svg:font-family="'Lohit Devanagari'" style:font-family-generic="system" style:font-pitch="variable">
      <svg:font-face-src>
        <svg:font-face-uri xlink:href="Fonts/Font_Lohit_Devanagari_1.ttf" xlink:type="simple" loext:font-style="normal" loext:font-weight="normal">
          <svg:font-face-format svg:string="truetype"/>
        </svg:font-face-uri>
      </svg:font-face-src>
    </style:font-face>
    <style:font-face style:name="Noto Sans Mono CJK SC" svg:font-family="'Noto Sans Mono CJK SC'" style:font-family-generic="modern" style:font-pitch="fixed"/>
    <style:font-face style:name="OpenSymbol" svg:font-family="OpenSymbol" style:font-charset="x-symbol"/>
    <style:font-face style:name="PT Astra Sans" svg:font-family="'PT Astra Sans'" style:font-family-generic="swiss">
      <svg:font-face-src>
        <svg:font-face-uri xlink:href="Fonts/Font_PT_Astra_Sans_1.ttf" xlink:type="simple" loext:font-style="normal" loext:font-weight="normal">
          <svg:font-face-format svg:string="truetype"/>
        </svg:font-face-uri>
        <svg:font-face-uri xlink:href="Fonts/Font_PT_Astra_Sans_2.ttf" xlink:type="simple" loext:font-style="normal" loext:font-weight="bold">
          <svg:font-face-format svg:string="truetype"/>
        </svg:font-face-uri>
        <svg:font-face-uri xlink:href="Fonts/Font_PT_Astra_Sans_3.ttf" xlink:type="simple" loext:font-style="italic" loext:font-weight="normal">
          <svg:font-face-format svg:string="truetype"/>
        </svg:font-face-uri>
        <svg:font-face-uri xlink:href="Fonts/Font_PT_Astra_Sans_4.ttf" xlink:type="simple" loext:font-style="italic" loext:font-weight="bold">
          <svg:font-face-format svg:string="truetype"/>
        </svg:font-face-uri>
      </svg:font-face-src>
    </style:font-face>
    <style:font-face style:name="PT Astra Serif" svg:font-family="'PT Astra Serif'" style:font-family-generic="roman">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PT Astra Serif1" svg:font-family="'PT Astra Serif'" style:font-family-generic="roman" style:font-pitch="variable">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PT Astra Serif2" svg:font-family="'PT Astra Serif'" style:font-adornments="Жирный" style:font-family-generic="roman" style:font-pitch="variable">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PT Astra Serif3" svg:font-family="'PT Astra Serif'" style:font-adornments="Жирный курсив" style:font-family-generic="roman" style:font-pitch="variable">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PT Astra Serif4" svg:font-family="'PT Astra Serif'" style:font-adornments="Курсив" style:font-family-generic="roman" style:font-pitch="variable">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Source Code Pro Black" svg:font-family="'Source Code Pro Black'" style:font-family-generic="roman"/>
    <style:font-face style:name="Source Code Pro Semibold" svg:font-family="'Source Code Pro Semibold'" style:font-family-generic="roman"/>
    <style:font-face style:name="Source Code Pro Semibold1" svg:font-family="'Source Code Pro Semibold'" style:font-adornments="Полужирный" style:font-pitch="fixed"/>
    <style:font-face style:name="Tahoma" svg:font-family="Tahoma" style:font-family-generic="system" style:font-pitch="variable">
      <svg:font-face-src>
        <svg:font-face-uri xlink:href="Fonts/Font_Tahoma_1.ttf" xlink:type="simple" loext:font-style="normal" loext:font-weight="normal">
          <svg:font-face-format svg:string="truetype"/>
        </svg:font-face-uri>
        <svg:font-face-uri xlink:href="Fonts/Font_Tahoma_2.ttf" xlink:type="simple" loext:font-style="normal" loext:font-weight="bold">
          <svg:font-face-format svg:string="truetype"/>
        </svg:font-face-uri>
      </svg:font-face-src>
    </style:font-face>
    <style:font-face style:name="URW Gothic L" svg:font-family="'URW Gothic L'" style:font-adornments="Обычный"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Заголовок_20_2_20_титул">
      <loext:graphic-properties draw:fill="none"/>
      <style:paragraph-properties fo:margin-left="0cm" fo:margin-right="0cm" fo:margin-top="0cm" fo:margin-bottom="0.25cm" style:contextual-spacing="false" fo:text-align="center" style:justify-single-word="false" fo:text-indent="0cm" style:auto-text-indent="false" fo:background-color="transparent"/>
    </style:style>
    <style:style style:name="P4" style:family="paragraph" style:parent-style-name="Text_20_body">
      <style:paragraph-properties fo:line-height="100%"/>
    </style:style>
    <style:style style:name="P5" style:family="paragraph" style:parent-style-name="Text_20_body">
      <style:paragraph-properties fo:line-height="100%" fo:text-align="center" style:justify-single-word="false"/>
    </style:style>
    <style:style style:name="P6" style:family="paragraph" style:parent-style-name="Text_20_body">
      <style:paragraph-properties fo:line-height="100%" fo:text-align="center" style:justify-single-word="false"/>
      <style:text-properties officeooo:paragraph-rsid="000c0b9d"/>
    </style:style>
    <style:style style:name="P7"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paragraph-rsid="00328e42"/>
    </style:style>
    <style:style style:name="P8"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paragraph-rsid="0039bf97"/>
    </style:style>
    <style:style style:name="P9"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rsid="00160c15" officeooo:paragraph-rsid="00160dc7"/>
    </style:style>
    <style:style style:name="P10"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rsid="00160dc7" officeooo:paragraph-rsid="00160dc7"/>
    </style:style>
    <style:style style:name="P11"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rsid="0039bf97" officeooo:paragraph-rsid="0039bf97"/>
    </style:style>
    <style:style style:name="P12" style:family="paragraph" style:parent-style-name="Заголовок_20_1_20_титул">
      <loext:graphic-properties draw:fill="none"/>
      <style:paragraph-properties fo:margin-left="0cm" fo:margin-right="0cm" fo:margin-top="0cm" fo:margin-bottom="0.25cm" style:contextual-spacing="false" fo:text-align="center" style:justify-single-word="false" fo:text-indent="0cm" style:auto-text-indent="false" fo:background-color="transparent"/>
      <style:text-properties officeooo:rsid="0039bf97" officeooo:paragraph-rsid="00328e42"/>
    </style:style>
    <style:style style:name="P13"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fo:font-weight="bold" officeooo:rsid="001faded" officeooo:paragraph-rsid="00160dc7" style:font-weight-asian="bold" style:font-weight-complex="bold"/>
    </style:style>
    <style:style style:name="P14" style:family="paragraph" style:parent-style-name="Text_20_body">
      <style:paragraph-properties fo:text-align="center" style:justify-single-word="false"/>
      <style:text-properties officeooo:rsid="005c2ed8" officeooo:paragraph-rsid="005c2ed8"/>
    </style:style>
    <style:style style:name="P15" style:family="paragraph" style:parent-style-name="Text_20_body">
      <loext:graphic-properties draw:fill="none"/>
      <style:paragraph-properties fo:margin-left="0cm" fo:margin-right="0cm" fo:margin-top="0cm" fo:margin-bottom="0.25cm" style:contextual-spacing="false" fo:text-align="center" style:justify-single-word="false" fo:text-indent="0cm" style:auto-text-indent="false" fo:background-color="transparent"/>
      <style:text-properties officeooo:rsid="005c2ed8" officeooo:paragraph-rsid="005c2ed8"/>
    </style:style>
    <style:style style:name="P16" style:family="paragraph" style:parent-style-name="Text_20_body">
      <style:paragraph-properties fo:line-height="100%" fo:text-align="center" style:justify-single-word="false"/>
      <style:text-properties fo:font-variant="normal" fo:text-transform="none" fo:color="#000000" loext:opacity="100%" style:font-name="PT Astra Serif1" fo:font-size="14pt" fo:letter-spacing="normal" fo:font-style="normal" fo:font-weight="normal" style:font-size-asian="14pt" style:font-size-complex="14pt"/>
    </style:style>
    <style:style style:name="P17" style:family="paragraph" style:parent-style-name="Text_20_body" style:master-page-name="">
      <loext:graphic-properties draw:fill="none"/>
      <style:paragraph-properties fo:margin-left="0cm" fo:margin-right="0cm" fo:margin-top="0cm" fo:margin-bottom="0.25cm" style:contextual-spacing="false" fo:text-align="center" style:justify-single-word="false" fo:text-indent="0cm" style:auto-text-indent="false" style:page-number="auto" fo:background-color="transparent"/>
      <style:text-properties fo:font-size="16pt" officeooo:rsid="005dfae7" officeooo:paragraph-rsid="005dfae7" style:font-size-asian="16pt" style:font-size-complex="16pt"/>
    </style:style>
    <style:style style:name="P18" style:family="paragraph" style:parent-style-name="Heading_20_1">
      <style:paragraph-properties fo:margin-left="0cm" fo:margin-right="0cm" fo:margin-top="0cm" fo:margin-bottom="0.25cm" style:contextual-spacing="false" fo:text-align="center" style:justify-single-word="false" fo:text-indent="0cm" style:auto-text-indent="false" fo:keep-with-next="always"/>
      <style:text-properties style:font-name="PT Astra Serif2" fo:font-size="20.7999992370605pt" fo:font-weight="bold" officeooo:rsid="006f9193" officeooo:paragraph-rsid="006f9193" style:font-name-asian="Tahoma" style:font-size-asian="18.2000007629395pt" style:font-weight-asian="bold" style:font-name-complex="Lohit Devanagari1" style:font-size-complex="18.2000007629395pt" style:font-weight-complex="bold"/>
    </style:style>
    <style:style style:name="P19" style:family="paragraph" style:parent-style-name="Heading_20_2">
      <style:paragraph-properties fo:margin-left="1.251cm" fo:margin-right="0cm" fo:margin-top="0.349cm" fo:margin-bottom="0.4cm" style:contextual-spacing="false" fo:text-align="start" style:justify-single-word="false" fo:text-indent="0cm" style:auto-text-indent="false" fo:break-before="page" fo:keep-with-next="always"/>
    </style:style>
    <style:style style:name="P20" style:family="paragraph" style:parent-style-name="Heading_20_2">
      <style:paragraph-properties fo:margin-left="1.251cm" fo:margin-right="0cm" fo:margin-top="0.349cm" fo:margin-bottom="0.4cm" style:contextual-spacing="false" fo:text-align="start" style:justify-single-word="false" fo:text-indent="0cm" style:auto-text-indent="false"/>
      <style:text-properties officeooo:paragraph-rsid="0078dddc"/>
    </style:style>
    <style:style style:name="P21" style:family="paragraph" style:parent-style-name="Standard">
      <loext:graphic-properties draw:fill="none"/>
      <style:paragraph-properties fo:margin-left="0.6cm" fo:margin-right="0cm" fo:margin-top="0cm" fo:margin-bottom="0.25cm" style:contextual-spacing="true" fo:line-height="120%" fo:text-align="justify" style:justify-single-word="false" fo:text-indent="-0.6cm" style:auto-text-indent="false" fo:background-color="transparent">
        <style:tab-stops>
          <style:tab-stop style:position="0.189cm"/>
        </style:tab-stops>
      </style:paragraph-properties>
      <style:text-properties officeooo:rsid="007ab199" officeooo:paragraph-rsid="0078dddc"/>
    </style:style>
    <style:style style:name="P22" style:family="paragraph" style:parent-style-name="Standard">
      <loext:graphic-properties draw:fill="none"/>
      <style:paragraph-properties fo:margin-top="0cm" fo:margin-bottom="0.25cm" style:contextual-spacing="true" fo:line-height="120%" fo:text-align="justify" style:justify-single-word="false" fo:background-color="transparent">
        <style:tab-stops>
          <style:tab-stop style:position="0.189cm"/>
        </style:tab-stops>
      </style:paragraph-properties>
      <style:text-properties officeooo:rsid="007ab199" officeooo:paragraph-rsid="0078dddc"/>
    </style:style>
    <style:style style:name="P23" style:family="paragraph" style:parent-style-name="Standard" style:list-style-name="L1">
      <loext:graphic-properties draw:fill="none"/>
      <style:paragraph-properties fo:margin-top="0cm" fo:margin-bottom="0.25cm" style:contextual-spacing="true" fo:line-height="120%" fo:text-align="justify" style:justify-single-word="false" fo:background-color="transparent">
        <style:tab-stops>
          <style:tab-stop style:position="0.189cm"/>
        </style:tab-stops>
      </style:paragraph-properties>
      <style:text-properties officeooo:rsid="007ab199" officeooo:paragraph-rsid="0078dddc"/>
    </style:style>
    <style:style style:name="P24" style:family="paragraph" style:parent-style-name="Text_20_body" style:master-page-name="First_20_Page">
      <style:paragraph-properties fo:line-height="100%" fo:text-align="center" style:justify-single-word="false" style:page-number="auto"/>
      <style:text-properties officeooo:paragraph-rsid="000c0b9d"/>
    </style:style>
    <style:style style:name="P25" style:family="paragraph" style:parent-style-name="Text_20_body" style:list-style-name="L1">
      <loext:graphic-properties draw:fill="none"/>
      <style:paragraph-properties fo:margin-left="0.6cm" fo:margin-right="0cm" fo:margin-top="0cm" fo:margin-bottom="0.25cm" style:contextual-spacing="true" fo:line-height="120%" fo:text-align="justify" style:justify-single-word="false" fo:text-indent="-0.6cm" style:auto-text-indent="false" fo:background-color="transparent">
        <style:tab-stops>
          <style:tab-stop style:position="0.189cm"/>
        </style:tab-stops>
      </style:paragraph-properties>
      <style:text-properties officeooo:rsid="007ab199" officeooo:paragraph-rsid="0078dddc"/>
    </style:style>
    <style:style style:name="P26" style:family="paragraph" style:parent-style-name="Text_20_body">
      <style:paragraph-properties fo:margin-left="0cm" fo:margin-right="0cm" fo:margin-top="0cm" fo:margin-bottom="0.25cm" style:contextual-spacing="false" fo:text-align="center" style:justify-single-word="false" fo:text-indent="0cm" style:auto-text-indent="false"/>
      <style:text-properties officeooo:rsid="007ce34c" officeooo:paragraph-rsid="007ce34c"/>
    </style:style>
    <style:style style:name="P27" style:family="paragraph" style:parent-style-name="Text_20_body">
      <style:text-properties officeooo:paragraph-rsid="0081eecc"/>
    </style:style>
    <style:style style:name="P28" style:family="paragraph" style:parent-style-name="Text_20_body">
      <style:text-properties officeooo:paragraph-rsid="00824945"/>
    </style:style>
    <style:style style:name="P29" style:family="paragraph" style:parent-style-name="Text_20_body" style:list-style-name="L1">
      <loext:graphic-properties draw:fill="none"/>
      <style:paragraph-properties fo:margin-left="0.6cm" fo:margin-right="0cm" fo:margin-top="0cm" fo:margin-bottom="0.25cm" style:contextual-spacing="true" fo:line-height="120%" fo:text-align="justify" style:justify-single-word="false" fo:text-indent="-0.6cm" style:auto-text-indent="false" fo:background-color="transparent">
        <style:tab-stops>
          <style:tab-stop style:position="0.189cm"/>
        </style:tab-stops>
      </style:paragraph-properties>
      <style:text-properties officeooo:rsid="0088286b" officeooo:paragraph-rsid="0088286b"/>
    </style:style>
    <style:style style:name="P30" style:family="paragraph" style:parent-style-name="Text_20_body" style:list-style-name="L3">
      <style:text-properties officeooo:rsid="0088286b" officeooo:paragraph-rsid="0088286b"/>
    </style:style>
    <style:style style:name="P31" style:family="paragraph" style:parent-style-name="Text_20_body" style:list-style-name="L3">
      <style:text-properties officeooo:rsid="008972b7" officeooo:paragraph-rsid="008972b7"/>
    </style:style>
    <style:style style:name="P32" style:family="paragraph" style:parent-style-name="Text_20_body" style:list-style-name="L1" style:master-page-name="">
      <loext:graphic-properties draw:fill="none"/>
      <style:paragraph-properties fo:margin-left="0.6cm" fo:margin-right="0cm" fo:margin-top="0cm" fo:margin-bottom="0.25cm" style:contextual-spacing="true" fo:line-height="120%" fo:text-align="justify" style:justify-single-word="false" fo:text-indent="-0.6cm" style:auto-text-indent="false" style:page-number="auto" fo:background-color="transparent">
        <style:tab-stops>
          <style:tab-stop style:position="0.189cm"/>
        </style:tab-stops>
      </style:paragraph-properties>
      <style:text-properties officeooo:rsid="008972b7" officeooo:paragraph-rsid="008972b7"/>
    </style:style>
    <style:style style:name="P33" style:family="paragraph" style:parent-style-name="Мой_20_код" style:list-style-name="Нумерация_20_кода">
      <style:text-properties officeooo:paragraph-rsid="00831559"/>
    </style:style>
    <style:style style:name="P34" style:family="paragraph" style:parent-style-name="Мой_20_код" style:list-style-name="Нумерация_20_кода">
      <style:paragraph-properties ch2_options="{'Style': 'friendly', 'Language': 'Kotlin', 'UseCharStyles': 0, 'LineNumberRatio': 100, 'LineNumberStart': 17, 'MasterCharStyle': '', 'ShowLineNumbers': 0, 'ColourizeBackground': 0, 'LineNumberSeparator': '  ', 'LineNumberPaddingSymbol': '', 'StoreOptionsWithSnippet': 1}"/>
      <style:text-properties style:use-window-font-color="true" loext:opacity="0%" fo:language="zxx" fo:country="none" fo:font-style="normal" style:text-underline-style="none" fo:font-weight="normal" fo:background-color="transparent"/>
    </style:style>
    <style:style style:name="P35" style:family="paragraph" style:parent-style-name="Мой_20_код" style:list-style-name="Нумерация_20_кода">
      <style:paragraph-properties ch2_options="{'Style': 'friendly', 'Language': 'Kotlin', 'UseCharStyles': 0, 'LineNumberRatio': 100, 'LineNumberStart': 17, 'MasterCharStyle': '', 'ShowLineNumbers': 0, 'ColourizeBackground': 0, 'LineNumberSeparator': '  ', 'LineNumberPaddingSymbol': '', 'StoreOptionsWithSnippet': 1}"/>
      <style:text-properties style:use-window-font-color="true" loext:opacity="0%" fo:language="zxx" fo:country="none" fo:font-style="normal" style:text-underline-style="none" fo:font-weight="normal" officeooo:paragraph-rsid="00831559" fo:background-color="transparent"/>
    </style:style>
    <style:style style:name="P36" style:family="paragraph" style:parent-style-name="Мой_20_код" style:list-style-name="Нумерация_20_кода">
      <style:paragraph-properties ch2_options="{'Style': 'friendly', 'Language': 'Kotlin', 'UseCharStyles': 0, 'LineNumberRatio': 100, 'LineNumberStart': 17, 'MasterCharStyle': '', 'ShowLineNumbers': 0, 'ColourizeBackground': 0, 'LineNumberSeparator': '  ', 'LineNumberPaddingSymbol': '', 'StoreOptionsWithSnippet': 1}"/>
      <style:text-properties style:use-window-font-color="true" loext:opacity="0%" fo:language="zxx" fo:country="none" fo:font-style="normal" style:text-underline-style="none" fo:font-weight="normal" officeooo:paragraph-rsid="0082b2b5" fo:background-color="transparent"/>
    </style:style>
    <style:style style:name="P37" style:family="paragraph" style:parent-style-name="Мой_20_код" style:list-style-name="Нумерация_20_кода">
      <style:paragraph-properties ch2_options="{'Style': 'friendly', 'Language': 'Kotlin', 'UseCharStyles': 0, 'LineNumberRatio': 100, 'LineNumberStart': 17, 'MasterCharStyle': '', 'ShowLineNumbers': 0, 'ColourizeBackground': 0, 'LineNumberSeparator': '  ', 'LineNumberPaddingSymbol': '', 'StoreOptionsWithSnippet': 1}"/>
      <style:text-properties style:use-window-font-color="true" loext:opacity="0%" fo:language="zxx" fo:country="none" fo:font-style="normal" style:text-underline-style="none" fo:font-weight="normal" officeooo:paragraph-rsid="008331f9" fo:background-color="transparent"/>
    </style:style>
    <style:style style:name="P38" style:family="paragraph" style:parent-style-name="Мой_20_код" style:list-style-name="Нумерация_20_кода">
      <style:paragraph-properties ch2_options="{'Style': 'friendly', 'Language': 'Kotlin', 'UseCharStyles': 0, 'LineNumberRatio': 100, 'LineNumberStart': 17, 'MasterCharStyle': '', 'ShowLineNumbers': 0, 'ColourizeBackground': 0, 'LineNumberSeparator': '  ', 'LineNumberPaddingSymbol': '', 'StoreOptionsWithSnippet': 1}"/>
      <style:text-properties style:use-window-font-color="true" loext:opacity="0%" fo:language="zxx" fo:country="none" fo:font-style="normal" style:text-underline-style="solid" style:text-underline-width="auto" style:text-underline-color="font-color" fo:font-weight="normal" officeooo:paragraph-rsid="00831559" fo:background-color="transparent"/>
    </style:style>
    <style:style style:name="P39" style:family="paragraph" style:parent-style-name="Мой_20_код" style:list-style-name="Нумерация_20_кода">
      <style:paragraph-properties ch2_options="{'Style': 'friendly', 'Language': 'Kotlin', 'UseCharStyles': 0, 'LineNumberRatio': 100, 'LineNumberStart': 17, 'MasterCharStyle': '', 'ShowLineNumbers': 0, 'ColourizeBackground': 0, 'LineNumberSeparator': '  ', 'LineNumberPaddingSymbol': '', 'StoreOptionsWithSnippet': 1}"/>
      <style:text-properties fo:color="#bbbbbb" loext:opacity="100%" fo:language="zxx" fo:country="none" fo:font-style="normal" style:text-underline-style="none" fo:font-weight="normal" fo:background-color="transparent"/>
    </style:style>
    <style:style style:name="P40" style:family="paragraph" style:parent-style-name="Мой_20_код" style:list-style-name="Нумерация_20_кода">
      <style:paragraph-properties ch2_options="{'Style': 'friendly', 'Language': 'Kotlin', 'UseCharStyles': 0, 'LineNumberRatio': 100, 'LineNumberStart': 17, 'MasterCharStyle': '', 'ShowLineNumbers': 0, 'ColourizeBackground': 0, 'LineNumberSeparator': '  ', 'LineNumberPaddingSymbol': '', 'StoreOptionsWithSnippet': 1}"/>
      <style:text-properties fo:color="#60a0b0" loext:opacity="100%" fo:language="zxx" fo:country="none" fo:font-style="italic" style:text-underline-style="none" fo:font-weight="normal" fo:background-color="transparent"/>
    </style:style>
    <style:style style:name="P41" style:family="paragraph" style:parent-style-name="Мой_20_код" style:list-style-name="Нумерация_20_кода">
      <style:paragraph-properties ch2_options="{'Style': 'friendly', 'Language': 'Kotlin', 'UseCharStyles': 0, 'LineNumberRatio': 100, 'LineNumberStart': 17, 'MasterCharStyle': '', 'ShowLineNumbers': 0, 'ColourizeBackground': 0, 'LineNumberSeparator': '  ', 'LineNumberPaddingSymbol': '', 'StoreOptionsWithSnippet': 1}"/>
      <style:text-properties fo:color="#000000" loext:opacity="100%" fo:language="zxx" fo:country="none" fo:font-style="normal" style:text-underline-style="none" fo:font-weight="normal" fo:background-color="transparent"/>
    </style:style>
    <style:style style:name="P42" style:family="paragraph" style:parent-style-name="Мой_20_код" style:list-style-name="Нумерация_20_кода">
      <style:paragraph-properties ch2_options="{'Style': 'friendly', 'Language': 'Kotlin', 'UseCharStyles': 0, 'LineNumberRatio': 100, 'LineNumberStart': 17, 'MasterCharStyle': '', 'ShowLineNumbers': 0, 'ColourizeBackground': 0, 'LineNumberSeparator': '  ', 'LineNumberPaddingSymbol': '', 'StoreOptionsWithSnippet': 1}"/>
      <style:text-properties fo:color="#c9211e" loext:opacity="100%" fo:language="zxx" fo:country="none" fo:font-style="normal" style:text-underline-style="solid" style:text-underline-width="auto" style:text-underline-color="font-color" fo:font-weight="normal" officeooo:paragraph-rsid="00831559" fo:background-color="transparent"/>
    </style:style>
    <style:style style:name="P43" style:family="paragraph" style:parent-style-name="Мой_20_код" style:list-style-name="L1"/>
    <style:style style:name="T1" style:family="text">
      <style:text-properties fo:font-style="normal" style:font-style-asian="normal" style:font-style-complex="normal"/>
    </style:style>
    <style:style style:name="T2" style:family="text">
      <style:text-properties fo:font-style="normal" officeooo:rsid="0039bf97" style:font-style-asian="normal" style:font-style-complex="normal"/>
    </style:style>
    <style:style style:name="T3" style:family="text">
      <style:text-properties fo:font-style="normal" officeooo:rsid="006efca3" style:font-style-asian="normal" style:font-style-complex="normal"/>
    </style:style>
    <style:style style:name="T4" style:family="text">
      <style:text-properties officeooo:rsid="00160dc7"/>
    </style:style>
    <style:style style:name="T5" style:family="text">
      <style:text-properties officeooo:rsid="00328e42"/>
    </style:style>
    <style:style style:name="T6" style:family="text">
      <style:text-properties officeooo:rsid="0039bf97"/>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328e42" style:font-weight-asian="bold" style:font-weight-complex="bold"/>
    </style:style>
    <style:style style:name="T10" style:family="text">
      <style:text-properties style:font-name="PT Astra Serif2" fo:font-size="18.3999996185303pt" fo:font-style="normal" fo:font-weight="bold" officeooo:rsid="004a53ab" style:font-name-asian="Tahoma" style:font-size-asian="16.1000003814697pt" style:font-weight-asian="bold" style:font-name-complex="Lohit Devanagari1" style:font-size-complex="16.1000003814697pt" style:font-weight-complex="bold"/>
    </style:style>
    <style:style style:name="T11" style:family="text">
      <style:text-properties style:font-name="PT Astra Serif2" fo:font-size="18.3999996185303pt" fo:font-style="normal" fo:font-weight="bold" officeooo:rsid="006367f0" style:font-name-asian="Tahoma" style:font-size-asian="16.1000003814697pt" style:font-weight-asian="bold" style:font-name-complex="Lohit Devanagari1" style:font-size-complex="16.1000003814697pt" style:font-weight-complex="bold"/>
    </style:style>
    <style:style style:name="T12" style:family="text">
      <style:text-properties style:font-name="PT Astra Serif2" fo:font-size="18.3999996185303pt" fo:font-style="normal" fo:font-weight="bold" officeooo:rsid="0078dddc" style:font-name-asian="Tahoma" style:font-size-asian="16.1000003814697pt" style:font-weight-asian="bold" style:font-name-complex="Lohit Devanagari1" style:font-size-complex="16.1000003814697pt" style:font-weight-complex="bold"/>
    </style:style>
    <style:style style:name="T13" style:family="text">
      <style:text-properties style:font-name="PT Astra Serif2" fo:font-size="18.3999996185303pt" fo:font-style="normal" fo:font-weight="bold" officeooo:rsid="007ab199" style:font-name-asian="Tahoma" style:font-size-asian="16.1000003814697pt" style:font-weight-asian="bold" style:font-name-complex="Lohit Devanagari1" style:font-size-complex="16.1000003814697pt" style:font-weight-complex="bold"/>
    </style:style>
    <style:style style:name="T14" style:family="text">
      <style:text-properties style:font-name="PT Astra Serif2" fo:font-size="18.3999996185303pt" fo:font-style="normal" fo:font-weight="bold" officeooo:rsid="007da652" style:font-name-asian="Tahoma" style:font-size-asian="16.1000003814697pt" style:font-weight-asian="bold" style:font-name-complex="Lohit Devanagari1" style:font-size-complex="16.1000003814697pt" style:font-weight-complex="bold"/>
    </style:style>
    <style:style style:name="T15" style:family="text">
      <style:text-properties style:font-name="PT Astra Serif2" fo:font-size="20.7999992370605pt" fo:font-weight="bold" style:font-name-asian="Tahoma" style:font-size-asian="18.2000007629395pt" style:font-weight-asian="bold" style:font-name-complex="Lohit Devanagari1" style:font-size-complex="18.2000007629395pt" style:font-weight-complex="bold"/>
    </style:style>
    <style:style style:name="T16" style:family="text">
      <style:text-properties style:font-name="PT Astra Serif2" fo:font-size="20.7999992370605pt" fo:font-weight="bold" officeooo:rsid="006f9193" style:font-name-asian="Tahoma" style:font-size-asian="18.2000007629395pt" style:font-weight-asian="bold" style:font-name-complex="Lohit Devanagari1" style:font-size-complex="18.2000007629395pt" style:font-weight-complex="bold"/>
    </style:style>
    <style:style style:name="T17" style:family="text">
      <style:text-properties fo:color="#000000" loext:opacity="100%"/>
    </style:style>
    <style:style style:name="T18" style:family="text">
      <style:text-properties fo:color="#000000" loext:opacity="100%" fo:language="zxx" fo:country="none" fo:font-style="normal" style:text-underline-style="none" fo:font-weight="normal" fo:background-color="transparent" loext:char-shading-value="0"/>
    </style:style>
    <style:style style:name="T19" style:family="text">
      <style:text-properties fo:color="#4070a0" loext:opacity="100%"/>
    </style:style>
    <style:style style:name="T20" style:family="text">
      <style:text-properties fo:color="#bbbbbb" loext:opacity="100%"/>
    </style:style>
    <style:style style:name="T21" style:family="text">
      <style:text-properties fo:color="#bbbbbb" loext:opacity="100%" fo:font-style="normal" style:text-underline-style="none" fo:font-weight="normal"/>
    </style:style>
    <style:style style:name="T22" style:family="text">
      <style:text-properties fo:color="#bbbbbb" loext:opacity="100%" style:text-underline-style="none"/>
    </style:style>
    <style:style style:name="T23" style:family="text">
      <style:text-properties fo:color="#666666" loext:opacity="100%"/>
    </style:style>
    <style:style style:name="T24" style:family="text">
      <style:text-properties fo:color="#007020" loext:opacity="100%" fo:font-weight="bold"/>
    </style:style>
    <style:style style:name="T25" style:family="text">
      <style:text-properties fo:color="#06287e" loext:opacity="100%"/>
    </style:style>
    <style:style style:name="T26" style:family="text">
      <style:text-properties fo:color="#60a0b0" loext:opacity="100%" fo:font-style="italic"/>
    </style:style>
    <style:style style:name="T27" style:family="text">
      <style:text-properties fo:color="#60a0b0" loext:opacity="100%" fo:font-style="italic" officeooo:rsid="0082b2b5"/>
    </style:style>
    <style:style style:name="T28" style:family="text">
      <style:text-properties fo:font-variant="normal" fo:text-transform="none" fo:color="#000000" loext:opacity="100%" style:font-name="PT Astra Serif1" fo:font-size="14pt" fo:letter-spacing="normal" fo:font-weight="normal" style:font-size-asian="14pt" style:font-size-complex="14pt"/>
    </style:style>
    <style:style style:name="T29" style:family="text">
      <style:text-properties fo:color="#0e84b5" loext:opacity="100%" fo:font-weight="bold"/>
    </style:style>
    <style:style style:name="T30" style:family="text">
      <style:text-properties fo:color="#bb60d5" loext:opacity="100%"/>
    </style:style>
    <style:style style:name="T31" style:family="text">
      <style:text-properties officeooo:rsid="006f9193"/>
    </style:style>
    <style:style style:name="T32" style:family="text">
      <style:text-properties fo:color="#bcbec4" loext:opacity="100%" style:font-name="Source Code Pro Semibold" fo:font-size="13.5pt" fo:font-style="normal" fo:font-weight="normal" style:font-size-asian="13.5pt" style:font-style-asian="normal" style:font-weight-asian="normal"/>
    </style:style>
    <style:style style:name="T33" style:family="text">
      <style:text-properties fo:color="#bcbec4" loext:opacity="100%" style:font-name="Source Code Pro Black" fo:font-size="13.5pt" fo:font-style="normal" fo:font-weight="bold" style:font-size-asian="13.5pt" style:font-style-asian="normal" style:font-weight-asian="bold"/>
    </style:style>
    <style:style style:name="T34" style:family="text">
      <style:text-properties fo:color="#902000" loext:opacity="100%"/>
    </style:style>
    <style:style style:name="T35" style:family="text">
      <style:text-properties fo:color="#40a070" loext:opacity="100%"/>
    </style:style>
    <style:style style:name="T36" style:family="text">
      <style:text-properties officeooo:rsid="007ce34c"/>
    </style:style>
    <style:style style:name="T37" style:family="text">
      <style:text-properties officeooo:rsid="007da652"/>
    </style:style>
    <style:style style:name="T38" style:family="text">
      <style:text-properties officeooo:rsid="007e78db"/>
    </style:style>
    <style:style style:name="T39" style:family="text">
      <style:text-properties officeooo:rsid="0081eecc"/>
    </style:style>
    <style:style style:name="T40" style:family="text">
      <style:text-properties fo:color="#7a7e85" loext:opacity="100%" style:font-name="Source Code Pro Semibold" fo:font-size="13.5pt" fo:font-style="normal" fo:font-weight="normal" style:font-size-asian="13.5pt" style:font-style-asian="normal" style:font-weight-asian="normal"/>
    </style:style>
    <style:style style:name="T41" style:family="text">
      <style:text-properties fo:color="#6aab73" loext:opacity="100%" style:font-name="Source Code Pro Semibold" fo:font-size="13.5pt" fo:font-style="normal" fo:font-weight="normal" style:font-size-asian="13.5pt" style:font-style-asian="normal" style:font-weight-asian="normal"/>
    </style:style>
    <style:style style:name="T42" style:family="text">
      <style:text-properties fo:color="#c9211e" loext:opacity="100%"/>
    </style:style>
    <style:style style:name="T43" style:family="text">
      <style:text-properties fo:color="#c9211e" loext:opacity="100%" style:text-underline-style="solid" style:text-underline-width="auto" style:text-underline-color="font-color"/>
    </style:style>
    <style:style style:name="T44" style:family="text">
      <style:text-properties fo:color="#c9211e" loext:opacity="100%" style:text-underline-style="solid" style:text-underline-width="auto" style:text-underline-color="font-color" fo:font-weight="bold"/>
    </style:style>
    <style:style style:name="T45" style:family="text">
      <style:text-properties fo:color="#c9211e" loext:opacity="100%" style:text-underline-style="none"/>
    </style:style>
    <style:style style:name="T46" style:family="text">
      <style:text-properties officeooo:rsid="00844c2b"/>
    </style:style>
    <style:style style:name="T47" style:family="text">
      <style:text-properties style:text-underline-style="none"/>
    </style:style>
    <style:style style:name="T48" style:family="text">
      <style:text-properties officeooo:rsid="0086337f"/>
    </style:style>
    <style:style style:name="T49" style:family="text">
      <style:text-properties officeooo:rsid="008701df"/>
    </style:style>
    <style:style style:name="T50" style:family="text">
      <style:text-properties officeooo:rsid="0088286b"/>
    </style:style>
    <style:style style:name="T51" style:family="text">
      <style:text-properties officeooo:rsid="008972b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Рис."/>
        <text:sequence-decl text:display-outline-level="0" text:name="Листинг"/>
      </text:sequence-decls>
      <text:p text:style-name="P24">Министерство образования, науки и молодежной политики</text:p>
      <text:p text:style-name="P6">Краснодарского <text:s/>края</text:p>
      <text:p text:style-name="P16">Государственное бюджетное профессиональное образовательное учреждение Краснодарского края «Ейский полипрофильный колледж»</text:p>
      <text:p text:style-name="P5"><text:span text:style-name="Emphasis"><text:span text:style-name="T28"/></text:span></text:p>
      <text:p text:style-name="P2"/>
      <text:p text:style-name="P2"/>
      <text:p text:style-name="P14"/>
      <text:p text:style-name="P17">РАЗРАБОТКА МОБИЛЬНЫХ ПРИЛОЖЕНИЙ</text:p>
      <text:p text:style-name="P15"/>
      <text:p text:style-name="P15"/>
      <text:p text:style-name="P12">ЛАБОРАТОРНАЯ РАБОТА №<text:span text:style-name="T31">6.</text:span><text:span text:style-name="T36">2</text:span></text:p>
      <text:p text:style-name="P3">по теме:</text:p>
      <text:h text:style-name="P18" text:outline-level="1">Создание проекта с таймером.</text:h>
      <text:p text:style-name="P26"><text:span text:style-name="T16">П</text:span><text:span text:style-name="T15">оворот экрана и сохранение состояния</text:span></text:p>
      <text:p text:style-name="Заголовок_20_2_20_титул"/>
      <text:p text:style-name="Заголовок_20_2_20_титул"/>
      <text:p text:style-name="P8"><text:span text:style-name="T8">Выполн</text:span><text:span text:style-name="T9">ил:</text:span><text:span text:style-name="T5"> </text:span></text:p>
      <text:p text:style-name="P8"><text:span text:style-name="T6">студент ЕПК,</text:span> <text:span text:style-name="T6">группа</text:span> </text:p>
      <text:p text:style-name="P10">ФИО</text:p>
      <text:p text:style-name="P9"/>
      <text:p text:style-name="P13"><text:span text:style-name="T6">Проверил</text:span>:</text:p>
      <text:p text:style-name="P7"><text:span text:style-name="T6">преподаватель</text:span><text:span text:style-name="T4"> </text:span><text:span text:style-name="T36">специальных дисциплин</text:span></text:p>
      <text:p text:style-name="P11">Фомин А. Т.</text:p>
      <text:p text:style-name="P4"/>
      <text:p text:style-name="P4"/>
      <text:p text:style-name="P4"/>
      <text:p text:style-name="P4"/>
      <text:p text:style-name="P4"/>
      <text:p text:style-name="P5"/>
      <text:p text:style-name="P5"/>
      <text:p text:style-name="P5"/>
      <text:p text:style-name="P5">Ейск <text:span text:style-name="Emphasis"><text:span text:style-name="T1">20</text:span></text:span><text:span text:style-name="Emphasis"><text:span text:style-name="T2">2</text:span></text:span><text:span text:style-name="Emphasis"><text:span text:style-name="T3">4</text:span></text:span></text:p>
      <text:h text:style-name="P19" text:outline-level="2"><text:span text:style-name="T10">1 </text:span><text:span text:style-name="T14">Теоретичнские сведения</text:span></text:h>
      <text:p text:style-name="Text_20_body"><text:tab/>Когда Android создает и уничтожает активность, она переходит из состояния запуска в состояние выполнения, затем в состояние уничтожения.</text:p>
      <text:p text:style-name="Text_20_body"><text:tab/>Основное состояние активности — состояние выполнения (или активное состояние). Активность выполняется, когда она находится на переднем плане экрана, обладает фокусом и пользователь может взаимодействовать с ней. <text:tab/>Активность проводит большую часть своего жизненного цикла в этом состоянии. Активность начинает выполняться после запуска, а в конце своего жизненного цикла активность уничтожается.</text:p>
      <text:p text:style-name="Text_20_body"><text:tab/>Когда активность переходит в состояние запуска или в состояние уничтожения, срабатывают ключевые методы жизненного цикла активности: onCreate() и onDestroy(). Это методы жизненного цикла, наследуемые активностью, которые могут переопределяться.</text:p>
      <text:p text:style-name="Text_20_body"><text:tab/>Метод onCreate() вызывается сразу же после запуска активности. В этом методе происходит вся нормальная настройка активности, например вызов setContentView(). Этот метод должен переопределяться всегда. Если вы не переопределите его, вы не сможете сообщить Android, какой макет должен использоваться активностью.</text:p>
      <text:p text:style-name="Text_20_body"><text:tab/>Метод onDestroy() — последняя возможность что-то сделать перед уничтожением активности. Активность может уничтожаться в разных ситуациях: например, если она получила приказ завершиться, если активность создается заново из-за изменения конфигурации устройства или если Android решает уничтожить активность для экономии памяти.</text:p>
      <text:p text:style-name="Text_20_body"><text:span text:style-name="T37"><text:tab/>П</text:span>ри повороте устройства <text:span text:style-name="T37">а</text:span>ктивность MainActivity была уничтожена и создана заново, в результате чего все значения свойств были потеряны и представление Chronometer было сброшено.</text:p>
      <text:p text:style-name="Text_20_body"><text:tab/>Чтобы исправить эту ошибку, следует сохранить состояние Chronometer и значения свойств при уничтожении активности и восстановить их при ее повторном создании. Для сохранения значений будет использоваться объект Bundle.</text:p>
      <text:p text:style-name="Text_20_body"><text:tab/> Bundle — объект, предназначенный для хранения пар «ключ–значение». <text:s/>Перед уничтожением активности Android позволяет сохранить пары «ключ–значение» новым экземпляром в Bundle. Затем <text:span text:style-name="T38">этот </text:span>объект Bundle используется <text:span text:style-name="T38">новым экземпляром активности при повторном создании. Таким образом</text:span>, использование Bundle дает возможность восстановить состояние активности при повороте экрана устройства.</text:p>
      <text:h text:style-name="Heading_20_3" text:outline-level="3"><text:soft-page-break/>Сохранение значений методами put</text:h>
      <text:p text:style-name="Text_20_body"><text:tab/>Пары «ключ-значение» сохраняются в Bundle методами put. Метод putLong сохраняет значение Long в Bundle, putBoolean() сохраняет Boolean, и т. д. Например, следующий код сохраняет в объекте Bundle с именем bundle ключ «answer» и значение 42 типа Int:</text:p>
      <text:p text:style-name="Мой_20_код">bundle.putInt("answer", 42)</text:p>
      <text:p text:style-name="Text_20_body"><text:tab/>В Bundle можно сохранить несколько пар «ключ–значение». Каждый ключ должен относиться к типу String?, а значение определяется вызываемым методом. Например, невозможно сохранить значение Int в Bundle вызовом метода putString(<text:span text:style-name="T39">)</text:span>‑ компилятор запротестует.</text:p>
      <text:h text:style-name="Heading_20_3" text:outline-level="3">Чтение значений методами get</text:h>
      <text:p text:style-name="Text_20_body"><text:tab/>После того как пара «ключ–значение» будет сохранена в Bundle, значение можно прочитать одним из методов get объекта Bundle. Например, метод getLong() предназначен для чтения значений Long, а метод getBoolean() — для чтения значений Boolean.</text:p>
      <text:p text:style-name="Text_20_body"><text:tab/>Каждый метод get получает один параметр: имя ключа для значения, которое вы хотите получить. Например, следующий код получает значение, сохраненное с ключом «answer» в объекте Bundle с именем bundle:</text:p>
      <text:p text:style-name="Мой_20_код">val answerOfLife = bundle.getInt("answer")<text:tab/></text:p>
      <text:p text:style-name="Text_20_body"><text:tab/>Теперь вы знаете, как сохранять и читать значения из объектов Bundle, и мы можем воспользоваться этим объектом для сохранения и восстановления состояния активности.</text:p>
      <text:h text:style-name="Heading_20_3" text:outline-level="3">Сохранение состояния вызовом onSaveInstanceState() </text:h>
      <text:p text:style-name="Text_20_body"><text:tab/>Объекты Bundle передаются между экземплярами активности при помощи двух методов: onSaveInstanceState() и onCreate(). OnSaveInstanceState() сохраняет значения в Bundle перед уничтожением активности, а onCreate() снова загружает Bundle при повторном создании активности.</text:p>
      <text:p text:style-name="Text_20_body"><text:tab/>Каждая активность наследует метод onSaveInstanceState() от суперкласса Activity. Этот метод вызывается непосредственно перед уничтожением активности и получает один параметр: Bundle.</text:p>
      <text:p text:style-name="Text_20_body"><text:soft-page-break/><text:tab/>Метод onSaveInstanceState() переопределяется в вашей активности кодом следующего вида:</text:p>
      <text:p text:style-name="Мой_20_код">override fun onSaveInstanceState(savedInstanceState: Bundle) {</text:p>
      <text:p text:style-name="Мой_20_код"><text:tab/><text:tab/>savedInstanceState.putInt("answer", 42)</text:p>
      <text:p text:style-name="Мой_20_код"><text:tab/><text:tab/>super.onSaveInstanceState(savedInstanceState)</text:p>
      <text:p text:style-name="Мой_20_код">}</text:p>
      <text:p text:style-name="P27"><text:tab/>Приведенный пример сохраняет в savedInstanceState (объекте Bundle, переданном onSaveInstanceState()) ключ «answer» со значением 42 типа Int. Затем он вызывает версию из суперкласса, которая onSaveInstanceState() сохраняет состояние иерархии представлений.</text:p>
      <text:h text:style-name="Heading_20_3" text:outline-level="3">Восстановление состояния в onCreate() </text:h>
      <text:p text:style-name="Text_20_body"><text:span text:style-name="T39"><text:tab/>М</text:span>етод onCreate() вызывается при повторном создании активности, и он получает один параметр Bundle?. Если активность создается с нуля, то значение Bundle? будет равно null, но при повторном создании активности это будет объект Bundle, который использовался onSaveInstanceState().</text:p>
      <text:p text:style-name="P28"><text:tab/>Метод onCreate() используется для чтения значений из Bundle кодом следующего вида:</text:p>
      <text:p text:style-name="Мой_20_код">override fun onCreate(savedInstanceState: Bundle?) {</text:p>
      <text:p text:style-name="Мой_20_код"><text:tab/><text:tab/>super.onCreate(savedInstanceState)</text:p>
      <text:p text:style-name="Мой_20_код"><text:tab/><text:tab/>setContentView(R.layout.activity_main)</text:p>
      <text:p text:style-name="Мой_20_код"><text:s/><text:tab/>if (savedInstanceState != null) {</text:p>
      <text:p text:style-name="Мой_20_код"><text:s/><text:tab/><text:tab/>var answer = savedInstanceState.getInt("answer")</text:p>
      <text:p text:style-name="Мой_20_код"><text:s/><text:tab/>}</text:p>
      <text:p text:style-name="Мой_20_код"><text:s/><text:tab/>...</text:p>
      <text:p text:style-name="Мой_20_код"><text:s/>}</text:p>
      <text:h text:style-name="Heading_20_3" text:outline-level="3">Старт, остановка и перезапуск</text:h>
      <text:p text:style-name="Text_20_body"><text:span text:style-name="T51"><text:tab/>И</text:span>спользование правильных методов жизненного цикла позволяет легко обрабатывать действия, связанные с видимостью приложения. Кроме методов onCreate() и onDestroy(), связанных с началом и завершением всего жизненного цикла активности, также существуют другие методы жизненного цикла, связанные с видимостью активности.</text:p>
      <text:p text:style-name="Text_20_body"><text:soft-page-break/><text:tab/>Есть три ключевых метода жизненного цикла, связанных с переходами активности в видимое и или невидимое <text:span text:style-name="T51">состояние:</text:span> onStart(), onStop() onRestart(). <text:span text:style-name="T51">Как и </text:span>методы onCreate() и onDestroy(), они наследуются <text:s/>от класса Android Activity.</text:p>
      <text:p text:style-name="Text_20_body"><text:s/></text:p>
      <text:h text:style-name="P20" text:outline-level="2"><text:span text:style-name="T11">2</text:span><text:span text:style-name="T10"> </text:span><text:span text:style-name="T12">Указания </text:span><text:span text:style-name="T13">по</text:span><text:span text:style-name="T12"> выполнению работы</text:span></text:h>
      <text:list xml:id="list1515005634" text:style-name="L1">
        <text:list-item>
          <text:p text:style-name="P32">Изучите теоретические сведения.</text:p>
        </text:list-item>
        <text:list-item>
          <text:p text:style-name="P25">Обновите файл MainActivity.kt. <text:span text:style-name="T46">Измененный код выделен.</text:span></text:p>
        </text:list-item>
      </text:list>
      <text:p text:style-name="Листинг">Листинг 1. <text:span text:style-name="T46">Файл MainActivity.kt</text:span></text:p>
      <text:list text:style-name="Нумерация_20_кода">
        <text:list-item>
          <text:p text:style-name="P35"><text:span text:style-name="T24">package</text:span><text:span text:style-name="T20"> </text:span><text:span text:style-name="T29">com.example.mytimer</text:span></text:p>
        </text:list-item>
        <text:list-item>
          <text:p text:style-name="P35"><text:span text:style-name="T24">import</text:span><text:span text:style-name="T20"> </text:span><text:span text:style-name="T29">android.os.Bundle</text:span></text:p>
        </text:list-item>
        <text:list-item>
          <text:p text:style-name="P35"><text:span text:style-name="T24">import</text:span><text:span text:style-name="T20"> </text:span><text:span text:style-name="T29">androidx.activity.enableEdgeToEdge</text:span></text:p>
        </text:list-item>
        <text:list-item>
          <text:p text:style-name="P35"><text:span text:style-name="T24">import</text:span><text:span text:style-name="T20"> </text:span><text:span text:style-name="T29">androidx.appcompat.app.AppCompatActivity</text:span></text:p>
        </text:list-item>
        <text:list-item>
          <text:p text:style-name="P35"><text:span text:style-name="T24">import</text:span><text:span text:style-name="T20"> </text:span><text:span text:style-name="T29">androidx.core.view.ViewCompat</text:span></text:p>
        </text:list-item>
        <text:list-item>
          <text:p text:style-name="P35"><text:span text:style-name="T24">import</text:span><text:span text:style-name="T20"> </text:span><text:span text:style-name="T29">androidx.core.view.WindowInsetsCompat</text:span></text:p>
        </text:list-item>
        <text:list-item>
          <text:p text:style-name="P35"><text:span text:style-name="T24">import</text:span><text:span text:style-name="T20"> </text:span><text:span text:style-name="T29">android.os.SystemClock</text:span></text:p>
        </text:list-item>
        <text:list-item>
          <text:p text:style-name="P35"><text:span text:style-name="T24">import</text:span><text:span text:style-name="T20"> </text:span><text:span text:style-name="T29">android.widget.Button</text:span></text:p>
        </text:list-item>
        <text:list-item>
          <text:p text:style-name="P35"><text:span text:style-name="T24">import</text:span><text:span text:style-name="T20"> </text:span><text:span text:style-name="T29">android.widget.Chronometer</text:span></text:p>
        </text:list-item>
        <text:list-item>
          <text:p text:style-name="P39"/>
        </text:list-item>
        <text:list-item>
          <text:p text:style-name="P35"><text:span text:style-name="T24">class</text:span><text:span text:style-name="T20"> </text:span><text:span text:style-name="T29">MainActivity</text:span><text:span text:style-name="T20"> </text:span><text:span text:style-name="T17">:</text:span><text:span text:style-name="T20"> </text:span><text:span text:style-name="T17">AppCompatActivity()</text:span><text:span text:style-name="T20"> </text:span><text:span text:style-name="T17">{</text:span></text:p>
        </text:list-item>
        <text:list-item>
          <text:p text:style-name="P35"><text:span text:style-name="T20"><text:s text:c="4"/></text:span><text:span text:style-name="T24">private</text:span><text:span text:style-name="T20"> </text:span><text:span text:style-name="T24">lateinit</text:span><text:span text:style-name="T20"> </text:span><text:span text:style-name="T24">var</text:span><text:span text:style-name="T20"> </text:span><text:span text:style-name="T30">stopwatch</text:span><text:span text:style-name="T17">:</text:span><text:span text:style-name="T20"> </text:span><text:span text:style-name="T17">Chronometer</text:span><text:span text:style-name="T20"> </text:span><text:span text:style-name="T26">// Хронометр</text:span></text:p>
        </text:list-item>
        <text:list-item>
          <text:p text:style-name="P35"><text:span text:style-name="T20"><text:s text:c="4"/></text:span><text:span text:style-name="T24">private</text:span><text:span text:style-name="T20"> </text:span><text:span text:style-name="T24">var</text:span><text:span text:style-name="T20"> </text:span><text:span text:style-name="T30">running</text:span><text:span text:style-name="T20"> </text:span><text:span text:style-name="T23">=</text:span><text:span text:style-name="T20"> </text:span><text:span text:style-name="T24">false</text:span><text:span text:style-name="T20"> </text:span><text:span text:style-name="T26">// Хронометр работает?</text:span></text:p>
        </text:list-item>
        <text:list-item>
          <text:p text:style-name="P35"><text:span text:style-name="T20"><text:s text:c="4"/></text:span><text:span text:style-name="T24">private</text:span><text:span text:style-name="T20"> </text:span><text:span text:style-name="T24">var</text:span><text:span text:style-name="T20"> </text:span><text:span text:style-name="T30">offset</text:span><text:span text:style-name="T17">:</text:span><text:span text:style-name="T20"> </text:span><text:span text:style-name="T34">Long</text:span><text:span text:style-name="T20"> </text:span><text:span text:style-name="T23">=</text:span><text:span text:style-name="T20"> </text:span><text:span text:style-name="T35">0</text:span><text:span text:style-name="T20"> </text:span><text:span text:style-name="T26">//Базовое смещение</text:span></text:p>
        </text:list-item>
        <text:list-item>
          <text:p text:style-name="P35"><text:span text:style-name="T20"/></text:p>
        </text:list-item>
        <text:list-item>
          <text:p text:style-name="P35"><text:span text:style-name="T20"><text:s text:c="4"/></text:span><text:span text:style-name="T26">//Добавление строк для ключе</text:span><text:span text:style-name="T27">й</text:span></text:p>
        </text:list-item>
        <text:list-item>
          <text:p text:style-name="P35"><text:span text:style-name="T20"><text:s text:c="4"/></text:span><text:span text:style-name="T44">private</text:span><text:span text:style-name="T43"> </text:span><text:span text:style-name="T44">val</text:span><text:span text:style-name="T43"> offsetKey = "offset"</text:span></text:p>
        </text:list-item>
        <text:list-item>
          <text:p text:style-name="P42"><text:span text:style-name="T47"><text:s text:c="4"/></text:span><text:span text:style-name="T7">private</text:span> <text:span text:style-name="T7">val</text:span> runningKey = "running"</text:p>
        </text:list-item>
        <text:list-item>
          <text:p text:style-name="P42"><text:span text:style-name="T47"><text:s text:c="4"/></text:span><text:span text:style-name="T7">private</text:span> <text:span text:style-name="T7">val</text:span> baseKey = "base"</text:p>
        </text:list-item>
        <text:list-item>
          <text:p text:style-name="P39"/>
        </text:list-item>
        <text:list-item>
          <text:p text:style-name="P35"><text:span text:style-name="T24">override</text:span><text:span text:style-name="T20"> </text:span><text:span text:style-name="T24">fun</text:span><text:span text:style-name="T20"> </text:span><text:span text:style-name="T25">onCreate</text:span><text:span text:style-name="T17">(savedInstanceState:</text:span><text:span text:style-name="T20"> </text:span><text:span text:style-name="T17">Bundle?)</text:span><text:span text:style-name="T20"> </text:span><text:span text:style-name="T17">{</text:span></text:p>
        </text:list-item>
        <text:list-item>
          <text:p text:style-name="P35"><text:span text:style-name="T20"><text:s text:c="4"/></text:span><text:span text:style-name="T24">super</text:span><text:span text:style-name="T17">.</text:span><text:span text:style-name="T19">onCreate</text:span><text:span text:style-name="T17">(savedInstanceState)</text:span></text:p>
        </text:list-item>
        <text:list-item>
          <text:p text:style-name="P35"><text:span text:style-name="T20"><text:s text:c="4"/></text:span><text:span text:style-name="T17">enableEdgeToEdge()</text:span></text:p>
        </text:list-item>
        <text:list-item>
          <text:p text:style-name="P35"><text:span text:style-name="T20"><text:s text:c="4"/></text:span><text:span text:style-name="T26">//Обновляет время stopwatch.base</text:span></text:p>
        </text:list-item>
        <text:list-item>
          <text:p text:style-name="P35"><text:span text:style-name="T20"><text:s text:c="4"/></text:span><text:span text:style-name="T24">fun</text:span><text:span text:style-name="T20"> </text:span><text:span text:style-name="T25">setBaseTime</text:span><text:span text:style-name="T17">()</text:span><text:span text:style-name="T20"> </text:span><text:span text:style-name="T17">{</text:span></text:p>
        </text:list-item>
        <text:list-item>
          <text:p text:style-name="P35"><text:span text:style-name="T20"><text:s text:c="8"/></text:span><text:span text:style-name="T17">stopwatch.</text:span><text:span text:style-name="T19">base</text:span><text:span text:style-name="T20"> </text:span><text:span text:style-name="T23">=</text:span><text:span text:style-name="T20"> </text:span><text:span text:style-name="T17">SystemClock.</text:span><text:span text:style-name="T19">elapsedRealtime</text:span><text:span text:style-name="T17">()</text:span><text:span text:style-name="T20"> </text:span><text:span text:style-name="T23">-</text:span><text:span text:style-name="T20"> </text:span><text:span text:style-name="T17">offset</text:span></text:p>
        </text:list-item>
        <text:list-item>
          <text:p text:style-name="P35"><text:span text:style-name="T20"><text:s text:c="4"/></text:span><text:span text:style-name="T17">}</text:span></text:p>
        </text:list-item>
        <text:list-item>
          <text:p text:style-name="P39"><text:soft-page-break/></text:p>
        </text:list-item>
        <text:list-item>
          <text:p text:style-name="P34"><text:span text:style-name="T20"><text:s/></text:span><text:span text:style-name="T24">fun</text:span><text:span text:style-name="T20"> </text:span><text:span text:style-name="T25">saveOffset</text:span><text:span text:style-name="T17">()</text:span><text:span text:style-name="T20"> </text:span><text:span text:style-name="T17">{</text:span></text:p>
        </text:list-item>
        <text:list-item>
          <text:p text:style-name="P34"><text:span text:style-name="T20"><text:s text:c="12"/></text:span><text:span text:style-name="T17">offset</text:span><text:span text:style-name="T20"> </text:span><text:span text:style-name="T23">=</text:span><text:span text:style-name="T20"> </text:span><text:span text:style-name="T17">SystemClock.</text:span><text:span text:style-name="T19">elapsedRealtime</text:span><text:span text:style-name="T17">()</text:span><text:span text:style-name="T20"> </text:span><text:span text:style-name="T23">-</text:span><text:span text:style-name="T20"> <text:tab/><text:tab/><text:tab/><text:tab/><text:tab/><text:tab/><text:tab/></text:span><text:span text:style-name="T17">stopwatch.</text:span><text:span text:style-name="T19">base</text:span></text:p>
        </text:list-item>
        <text:list-item>
          <text:p text:style-name="P34"><text:span text:style-name="T20"><text:s text:c="8"/></text:span><text:span text:style-name="T17">}</text:span></text:p>
        </text:list-item>
        <text:list-item>
          <text:p text:style-name="P34"><text:span text:style-name="T20"><text:s/></text:span><text:span text:style-name="T17">setContentView(R.</text:span><text:span text:style-name="T19">layout</text:span><text:span text:style-name="T17">.</text:span><text:span text:style-name="T19">activity_main</text:span><text:span text:style-name="T17">)</text:span></text:p>
        </text:list-item>
        <text:list-item>
          <text:p text:style-name="P34"><text:span text:style-name="T20"><text:s/></text:span><text:span text:style-name="T26">//Получение ссылки на секундомер</text:span></text:p>
        </text:list-item>
        <text:list-item>
          <text:p text:style-name="P34"><text:span text:style-name="T20"><text:s/></text:span><text:span text:style-name="T17">stopwatch</text:span><text:span text:style-name="T20"> </text:span><text:span text:style-name="T23">=</text:span><text:span text:style-name="T20"> </text:span><text:span text:style-name="T17">findViewById(R.</text:span><text:span text:style-name="T19">id</text:span><text:span text:style-name="T17">.</text:span><text:span text:style-name="T19">stopwatch</text:span><text:span text:style-name="T17">)</text:span></text:p>
        </text:list-item>
        <text:list-item>
          <text:p text:style-name="P39"/>
        </text:list-item>
        <text:list-item>
          <text:p text:style-name="P35"><text:span text:style-name="T26">//Восстановление предыдущего состояния</text:span></text:p>
        </text:list-item>
        <text:list-item>
          <text:p text:style-name="P42"><text:span text:style-name="T7">if</text:span> (savedInstanceState != <text:span text:style-name="T7">null</text:span>) {</text:p>
        </text:list-item>
        <text:list-item>
          <text:p text:style-name="P42"><text:span text:style-name="T47"><text:s text:c="4"/></text:span>offset = savedInstanceState.getLong(offsetKey)</text:p>
        </text:list-item>
        <text:list-item>
          <text:p text:style-name="P42"><text:span text:style-name="T47"><text:s text:c="4"/></text:span>running = savedInstanceState.getBoolean(runningKey)</text:p>
        </text:list-item>
        <text:list-item>
          <text:p text:style-name="P42"><text:span text:style-name="T47"><text:s text:c="4"/></text:span><text:span text:style-name="T7">if</text:span> (running) {</text:p>
        </text:list-item>
        <text:list-item>
          <text:p text:style-name="P42"><text:span text:style-name="T47"><text:s text:c="8"/></text:span>stopwatch.base = savedInstanceState.getLong(baseKey)</text:p>
        </text:list-item>
        <text:list-item>
          <text:p text:style-name="P38"><text:span text:style-name="T22"><text:s text:c="5"/></text:span><text:span text:style-name="T45"><text:s text:c="3"/></text:span><text:span text:style-name="T42">stopwatch.start()</text:span></text:p>
        </text:list-item>
        <text:list-item>
          <text:p text:style-name="P42"><text:span text:style-name="T47"><text:s text:c="4"/></text:span>}</text:p>
        </text:list-item>
        <text:list-item>
          <text:p text:style-name="P42"><text:span text:style-name="T47"><text:s text:c="4"/></text:span><text:span text:style-name="T7">else</text:span> setBaseTime()</text:p>
        </text:list-item>
        <text:list-item>
          <text:p text:style-name="P42">}</text:p>
        </text:list-item>
        <text:list-item>
          <text:p text:style-name="P39"/>
        </text:list-item>
        <text:list-item>
          <text:p text:style-name="P40">//Кнопка start запускает секундомер, если он не работал <text:span text:style-name="T21"/></text:p>
        </text:list-item>
        <text:list-item>
          <text:p text:style-name="P34"><text:span text:style-name="T24">val</text:span><text:span text:style-name="T20"> </text:span><text:span text:style-name="T30">startButton</text:span><text:span text:style-name="T20"> </text:span><text:span text:style-name="T23">=</text:span><text:span text:style-name="T20"> </text:span><text:span text:style-name="T17">findViewById(R.</text:span><text:span text:style-name="T19">id</text:span><text:span text:style-name="T17">.</text:span><text:span text:style-name="T19">start_button</text:span><text:span text:style-name="T17">)</text:span><text:span text:style-name="T20"> </text:span></text:p>
        </text:list-item>
        <text:list-item>
          <text:p text:style-name="P36"><text:span text:style-name="T17">startButton.</text:span><text:span text:style-name="T19">setOnClickListener</text:span><text:span text:style-name="T20"> </text:span><text:span text:style-name="T17">{</text:span><text:span text:style-name="T20"> </text:span></text:p>
        </text:list-item>
        <text:list-item>
          <text:p text:style-name="P36"><text:span text:style-name="T20"><text:tab/><text:tab/></text:span><text:span text:style-name="T24">if</text:span><text:span text:style-name="T20"> </text:span><text:span text:style-name="T17">(</text:span><text:span text:style-name="T23">!</text:span><text:span text:style-name="T17">running)</text:span><text:span text:style-name="T20"> </text:span><text:span text:style-name="T17">{</text:span><text:span text:style-name="T20"> </text:span></text:p>
        </text:list-item>
        <text:list-item>
          <text:p text:style-name="P34"><text:span text:style-name="T20"><text:tab/><text:tab/><text:tab/></text:span><text:span text:style-name="T17">setBaseTime()</text:span><text:span text:style-name="T20"> </text:span></text:p>
        </text:list-item>
        <text:list-item>
          <text:p text:style-name="P34"><text:span text:style-name="T20"><text:tab/><text:tab/><text:tab/></text:span><text:span text:style-name="T17">stopwatch.</text:span><text:span text:style-name="T19">start</text:span><text:span text:style-name="T17">()</text:span><text:span text:style-name="T20"> </text:span></text:p>
        </text:list-item>
        <text:list-item>
          <text:p text:style-name="P34"><text:span text:style-name="T20"><text:tab/><text:tab/><text:tab/></text:span><text:span text:style-name="T17">running</text:span><text:span text:style-name="T20"> </text:span><text:span text:style-name="T23">=</text:span><text:span text:style-name="T20"> </text:span><text:span text:style-name="T24">true</text:span><text:span text:style-name="T20"> </text:span></text:p>
        </text:list-item>
        <text:list-item>
          <text:p text:style-name="P34"><text:span text:style-name="T20"><text:tab/><text:tab/></text:span><text:span text:style-name="T17">}</text:span><text:span text:style-name="T20"> </text:span></text:p>
        </text:list-item>
        <text:list-item>
          <text:p text:style-name="P41">}<text:span text:style-name="T21"/></text:p>
        </text:list-item>
        <text:list-item>
          <text:p text:style-name="P39"/>
        </text:list-item>
        <text:list-item>
          <text:p text:style-name="P40">//Кнопка pause останавливает секундомер, если он работал <text:span text:style-name="T21"/></text:p>
        </text:list-item>
        <text:list-item>
          <text:p text:style-name="P34"><text:span text:style-name="T24">val</text:span><text:span text:style-name="T20"> </text:span><text:span text:style-name="T30">pauseButton</text:span><text:span text:style-name="T20"> </text:span><text:span text:style-name="T23">=</text:span><text:span text:style-name="T20"> </text:span><text:span text:style-name="T17">findViewById(R.</text:span><text:span text:style-name="T19">id</text:span><text:span text:style-name="T17">.</text:span><text:span text:style-name="T19">pause_button</text:span><text:span text:style-name="T17">)</text:span><text:span text:style-name="T20"> </text:span></text:p>
        </text:list-item>
        <text:list-item>
          <text:p text:style-name="P34"><text:span text:style-name="T17">pauseButton.</text:span><text:span text:style-name="T19">setOnClickListener</text:span><text:span text:style-name="T20"> </text:span><text:span text:style-name="T17">{</text:span><text:span text:style-name="T20"> </text:span></text:p>
        </text:list-item>
        <text:list-item>
          <text:p text:style-name="P34"><text:span text:style-name="T20"><text:tab/><text:tab/></text:span><text:span text:style-name="T24">if</text:span><text:span text:style-name="T20"> </text:span><text:span text:style-name="T17">(running)</text:span><text:span text:style-name="T20"> </text:span><text:span text:style-name="T17">{</text:span><text:span text:style-name="T20"> </text:span></text:p>
        </text:list-item>
        <text:list-item>
          <text:p text:style-name="P34"><text:span text:style-name="T20"><text:tab/><text:tab/><text:tab/></text:span><text:span text:style-name="T17">saveOffset()</text:span><text:span text:style-name="T20"> </text:span></text:p>
        </text:list-item>
        <text:list-item>
          <text:p text:style-name="P34"><text:span text:style-name="T20"><text:tab/><text:tab/><text:tab/></text:span><text:span text:style-name="T17">stopwatch.</text:span><text:span text:style-name="T19">stop</text:span><text:span text:style-name="T17">()</text:span><text:span text:style-name="T20"> </text:span></text:p>
        </text:list-item>
        <text:list-item>
          <text:p text:style-name="P34"><text:span text:style-name="T20"><text:tab/><text:tab/><text:tab/></text:span><text:span text:style-name="T17">running</text:span><text:span text:style-name="T20"> </text:span><text:span text:style-name="T23">=</text:span><text:span text:style-name="T20"> </text:span><text:span text:style-name="T24">false</text:span><text:span text:style-name="T20"> </text:span></text:p>
        </text:list-item>
        <text:list-item>
          <text:p text:style-name="P34"><text:span text:style-name="T20"><text:tab/><text:tab/></text:span><text:span text:style-name="T17">}</text:span><text:span text:style-name="T20"> </text:span></text:p>
        </text:list-item>
        <text:list-item>
          <text:p text:style-name="P34"><text:soft-page-break/><text:span text:style-name="T17">}</text:span></text:p>
        </text:list-item>
        <text:list-item>
          <text:p text:style-name="P34"><text:span text:style-name="T20"/></text:p>
        </text:list-item>
        <text:list-item>
          <text:p text:style-name="P35"><text:span text:style-name="T26">//Кнопка reset обнуляет offset и базовое время</text:span></text:p>
        </text:list-item>
        <text:list-item>
          <text:p text:style-name="P35"><text:span text:style-name="T24">val</text:span><text:span text:style-name="T20"> </text:span><text:span text:style-name="T30">resetButton</text:span><text:span text:style-name="T20"> </text:span><text:span text:style-name="T23">=</text:span><text:span text:style-name="T20"> </text:span><text:span text:style-name="T17">findViewById</text:span><text:span text:style-name="T23">&lt;</text:span><text:span text:style-name="T17">Button</text:span><text:span text:style-name="T23">&gt;</text:span><text:span text:style-name="T17">(R.</text:span><text:span text:style-name="T19">id</text:span><text:span text:style-name="T17">.</text:span><text:span text:style-name="T19">reset_button</text:span><text:span text:style-name="T17">)</text:span></text:p>
        </text:list-item>
        <text:list-item>
          <text:p text:style-name="P35"><text:span text:style-name="T17">resetButton.</text:span><text:span text:style-name="T19">setOnClickListener</text:span><text:span text:style-name="T20"> </text:span><text:span text:style-name="T17">{</text:span></text:p>
        </text:list-item>
        <text:list-item>
          <text:p text:style-name="P35"><text:span text:style-name="T20"><text:s text:c="4"/></text:span><text:span text:style-name="T17">offset</text:span><text:span text:style-name="T20"> <text:s/></text:span><text:span text:style-name="T23">=</text:span><text:span text:style-name="T20"> </text:span><text:span text:style-name="T35">0</text:span></text:p>
        </text:list-item>
        <text:list-item>
          <text:p text:style-name="P35"><text:span text:style-name="T20"><text:s text:c="4"/></text:span><text:span text:style-name="T17">setBaseTime()</text:span></text:p>
        </text:list-item>
        <text:list-item>
          <text:p text:style-name="P35"><text:span text:style-name="T20"><text:s text:c="4"/></text:span><text:span text:style-name="T17">}</text:span></text:p>
        </text:list-item>
        <text:list-item>
          <text:p text:style-name="P39"/>
        </text:list-item>
        <text:list-item>
          <text:p text:style-name="P37"><text:span text:style-name="T17">ViewCompat.</text:span><text:span text:style-name="T19">setOnApplyWindowInsetsListener</text:span><text:span text:style-name="T17">(findViewById(</text:span></text:p>
        </text:list-item>
        <text:list-item>
          <text:p text:style-name="P37"><text:span text:style-name="T17">R.</text:span><text:span text:style-name="T19">id</text:span><text:span text:style-name="T17">.</text:span><text:span text:style-name="T19">main</text:span><text:span text:style-name="T17">))</text:span><text:span text:style-name="T20"> </text:span><text:span text:style-name="T17">{</text:span><text:span text:style-name="T20"> </text:span><text:span text:style-name="T17">v,</text:span><text:span text:style-name="T20"> </text:span><text:span text:style-name="T17">insets</text:span><text:span text:style-name="T20"> </text:span><text:span text:style-name="T23">-&gt;</text:span></text:p>
        </text:list-item>
        <text:list-item>
          <text:p text:style-name="P35"><text:span text:style-name="T20"><text:s text:c="8"/></text:span><text:span text:style-name="T24">val</text:span><text:span text:style-name="T20"> </text:span><text:span text:style-name="T30">systemBars</text:span><text:span text:style-name="T20"> </text:span><text:span text:style-name="T23">=</text:span><text:span text:style-name="T20"> </text:span><text:span text:style-name="T17">insets.</text:span><text:span text:style-name="T19">getInsets</text:span><text:span text:style-name="T17">(WindowInsetsCompat.</text:span><text:span text:style-name="T19">Type</text:span><text:span text:style-name="T17">.</text:span><text:span text:style-name="T19">systemBars</text:span><text:span text:style-name="T17">())</text:span></text:p>
        </text:list-item>
        <text:list-item>
          <text:p text:style-name="P35"><text:span text:style-name="T20"><text:s text:c="8"/></text:span><text:span text:style-name="T17">v.</text:span><text:span text:style-name="T19">setPadding</text:span><text:span text:style-name="T17">(systemBars.</text:span><text:span text:style-name="T19">left</text:span><text:span text:style-name="T17">,</text:span><text:span text:style-name="T20"> </text:span><text:span text:style-name="T17">systemBars.</text:span><text:span text:style-name="T19">top</text:span><text:span text:style-name="T17">,</text:span><text:span text:style-name="T20"> </text:span><text:span text:style-name="T17">systemBars.</text:span><text:span text:style-name="T19">right</text:span><text:span text:style-name="T17">,</text:span><text:span text:style-name="T20"> </text:span><text:span text:style-name="T17">systemBars.</text:span><text:span text:style-name="T19">bottom</text:span><text:span text:style-name="T17">)</text:span></text:p>
        </text:list-item>
        <text:list-item>
          <text:p text:style-name="P35"><text:span text:style-name="T20"><text:s text:c="8"/></text:span><text:span text:style-name="T17">insets</text:span></text:p>
        </text:list-item>
        <text:list-item>
          <text:p text:style-name="P35"><text:span text:style-name="T20"><text:s text:c="4"/></text:span><text:span text:style-name="T17">}</text:span></text:p>
        </text:list-item>
        <text:list-item>
          <text:p text:style-name="P35"><text:span text:style-name="T17">}</text:span></text:p>
        </text:list-item>
        <text:list-item>
          <text:p text:style-name="P39"/>
        </text:list-item>
        <text:list-item>
          <text:p text:style-name="P35"><text:span text:style-name="T20"><text:s text:c="4"/></text:span><text:span text:style-name="T24">override</text:span><text:span text:style-name="T20"> </text:span><text:span text:style-name="T24">fun</text:span><text:span text:style-name="T20"> </text:span><text:span text:style-name="T25">onSaveInstanceState</text:span><text:span text:style-name="T17">(outState:</text:span><text:span text:style-name="T20"> </text:span><text:span text:style-name="T17">Bundle)</text:span><text:span text:style-name="T20"> </text:span><text:span text:style-name="T17">{</text:span></text:p>
        </text:list-item>
        <text:list-item>
          <text:p text:style-name="P35"><text:span text:style-name="T20"><text:s text:c="8"/></text:span><text:span text:style-name="T17">outState.</text:span><text:span text:style-name="T19">putLong</text:span><text:span text:style-name="T17">(offsetKey,</text:span><text:span text:style-name="T20"> </text:span><text:span text:style-name="T17">offset)</text:span></text:p>
        </text:list-item>
        <text:list-item>
          <text:p text:style-name="P35"><text:span text:style-name="T20"><text:s text:c="8"/></text:span><text:span text:style-name="T17">outState.</text:span><text:span text:style-name="T19">putBoolean</text:span><text:span text:style-name="T17">(runningKey,</text:span><text:span text:style-name="T20"> </text:span><text:span text:style-name="T17">running)</text:span></text:p>
        </text:list-item>
        <text:list-item>
          <text:p text:style-name="P35"><text:span text:style-name="T20"><text:s text:c="8"/></text:span><text:span text:style-name="T17">outState.</text:span><text:span text:style-name="T19">putLong</text:span><text:span text:style-name="T17">(baseKey,</text:span><text:span text:style-name="T20"> </text:span><text:span text:style-name="T17">stopwatch.</text:span><text:span text:style-name="T19">base</text:span><text:span text:style-name="T17">)</text:span></text:p>
        </text:list-item>
        <text:list-item>
          <text:p text:style-name="P35"><text:span text:style-name="T20"><text:s text:c="8"/></text:span><text:span text:style-name="T24">super</text:span><text:span text:style-name="T17">.</text:span><text:span text:style-name="T19">onSaveInstanceState</text:span><text:span text:style-name="T17">(outState)</text:span></text:p>
        </text:list-item>
        <text:list-item>
          <text:p text:style-name="P35"><text:span text:style-name="T20"><text:s text:c="4"/></text:span><text:span text:style-name="T17">}</text:span></text:p>
        </text:list-item>
        <text:list-item>
          <text:p text:style-name="P33"><text:span text:style-name="T18">}</text:span></text:p>
        </text:list-item>
      </text:list>
      <text:list text:continue-list="list1515005634" text:style-name="L1">
        <text:list-item>
          <text:p text:style-name="P25"><text:span text:style-name="T51">Р</text:span>еализ<text:span text:style-name="T51">уем</text:span> метод onStop() активности, чтобы отсчет времени останавливался, если приложение стало невидимым. <text:span text:style-name="T51">(</text:span>Когда это будет сделано, необходимо реализовать метод onRestart(), чтобы отсчет времени возобновлялся, когда приложение становится видимым<text:span text:style-name="T51">)</text:span>.</text:p>
          <text:p text:style-name="P25">Переопределите метод onStop(), добавив в активность следующий метод:</text:p>
        </text:list-item>
      </text:list>
      <text:p text:style-name="Мой_20_код">override fun onStop() {</text:p>
      <text:p text:style-name="Мой_20_код"><text:tab/><text:tab/>super.onStop()</text:p>
      <text:p text:style-name="Мой_20_код"><text:tab/><text:tab/>//Код, выполняемый при остановке активности</text:p>
      <text:p text:style-name="Мой_20_код">}</text:p>
      <text:list text:continue-numbering="true" text:style-name="L1">
        <text:list-header>
          <text:p text:style-name="P25">В строке:</text:p>
        </text:list-header>
      </text:list>
      <text:p text:style-name="Мой_20_код"><text:soft-page-break/>super.onStop()</text:p>
      <text:list text:continue-numbering="true" text:style-name="L1">
        <text:list-header>
          <text:p text:style-name="P25">вызывается метод onStop() суперкласса Activity. Эта строка кода должна добавляться во всех переопределениях метода onStop(), чтобы активность выполнила все действия метода жизненного цикла суперкласса. При попытке обойти этот шаг Android сгенерирует исключение. Сказанное относится ко всем методам жизненного цикла; если вы переопределяете любые методы жизненного цикла Activity в своей активности, необходимо вызвать метод суперкласса, иначе компилятор начнет протестовать.</text:p>
          <text:p text:style-name="P25">Отсчет времени должен останавливаться при вызове метода onStop(). Для этого необходимо вызвать метод saveOffset() (чтобы позднее отсчет времени можно было продолжить с момента остановки), а затем остановить секундомер. Код выглядит так:</text:p>
        </text:list-header>
      </text:list>
      <text:p text:style-name="Мой_20_код">override fun onStop() {</text:p>
      <text:p text:style-name="Мой_20_код"><text:tab/><text:tab/>super.onStop()</text:p>
      <text:p text:style-name="Мой_20_код"><text:tab/><text:tab/>if (running) {</text:p>
      <text:p text:style-name="Мой_20_код"><text:tab/><text:tab/><text:tab/>saveOffset()</text:p>
      <text:p text:style-name="Мой_20_код"><text:tab/><text:tab/><text:tab/>stopwatch.stop()</text:p>
      <text:p text:style-name="Мой_20_код"><text:tab/><text:tab/>}</text:p>
      <text:p text:style-name="Мой_20_код"><text:tab/>}</text:p>
      <text:list text:continue-numbering="true" text:style-name="L1">
        <text:list-header>
          <text:p text:style-name="P25">Когда активность снова становится видимой, вызываются два ключевых метода жизненного цикла: onStart() и onRestart().</text:p>
          <text:p text:style-name="P25">Метод OnStart() вызывается, когда активность должна стать видимой. Это может произойти как при ее создании, так и тогда, когда она снова становится видимой после потери видимости. Метод onStart() реализуется кодом следующего вида:</text:p>
        </text:list-header>
      </text:list>
      <text:p text:style-name="Мой_20_код">override fun onStart() {</text:p>
      <text:p text:style-name="Мой_20_код"><text:tab/><text:tab/>super.onStart()</text:p>
      <text:p text:style-name="Мой_20_код"><text:tab/><text:tab/>//Код, выполняемый при запуске активности</text:p>
      <text:p text:style-name="Мой_20_код">}</text:p>
      <text:list text:continue-numbering="true" text:style-name="L1">
        <text:list-header>
          <text:p text:style-name="P25">Как и в случае с методом onStop(), строка:</text:p>
          <text:p text:style-name="P43">super.onStart()</text:p>
          <text:p text:style-name="P25">вызывает метод onStart() суперкласса Activity.</text:p>
          <text:p text:style-name="P25"><text:soft-page-break/>Метод onRestart() вызывается перед onStart(), но только когда активность становится видимой после потери видимости.</text:p>
          <text:p text:style-name="P25">Он не вызывается, когда активность становится видимой впервые. Метод onRestart() реализуется кодом следующего вида:</text:p>
        </text:list-header>
      </text:list>
      <text:p text:style-name="Мой_20_код">onRestart() override fun onRestart() {</text:p>
      <text:p text:style-name="Мой_20_код"><text:tab/><text:tab/>super.onRestart()</text:p>
      <text:p text:style-name="Мой_20_код"><text:tab/><text:tab/>//Код, выполняемый при перезапуске активности</text:p>
      <text:p text:style-name="Мой_20_код">}</text:p>
      <text:list text:continue-numbering="true" text:style-name="L1">
        <text:list-header>
          <text:p text:style-name="P25">В приложении Stopwatch отсчет времени должен возобновляться тогда, когда активность снова становится видимой, так что мы реализуем метод onRestart(). Код выглядит так:</text:p>
        </text:list-header>
      </text:list>
      <text:p text:style-name="Мой_20_код">override fun onRestart() {</text:p>
      <text:p text:style-name="Мой_20_код"><text:s/><text:tab/>super.onRestart()</text:p>
      <text:p text:style-name="Мой_20_код"><text:s/><text:tab/>if (running) {</text:p>
      <text:p text:style-name="Мой_20_код"><text:tab/><text:tab/><text:tab/>setBaseTime()</text:p>
      <text:p text:style-name="Мой_20_код"><text:tab/><text:tab/><text:tab/>stopwatch.start()</text:p>
      <text:p text:style-name="Мой_20_код"><text:tab/><text:tab/><text:tab/>offset = 0</text:p>
      <text:p text:style-name="Мой_20_код"><text:tab/><text:tab/>}</text:p>
      <text:p text:style-name="Мой_20_код">}</text:p>
      <text:list text:continue-numbering="true" text:style-name="L1">
        <text:list-item>
          <text:p text:style-name="P25"><text:span text:style-name="T49">В</text:span>несите изменения <text:span text:style-name="T50">в файл MainActivity.kt.</text:span></text:p>
          <text:p text:style-name="P29">Эти функции нужно вынести из onCreate() на верхний уровень и сделать приватными:</text:p>
        </text:list-item>
      </text:list>
      <text:p text:style-name="Мой_20_код">//Обновляет время stopwatch.base<text:line-break/>private fun setBaseTime() {<text:line-break/> <text:s text:c="3"/>stopwatch.base = SystemClock.elapsedRealtime() - offset<text:line-break/>}<text:line-break/><text:line-break/>private fun saveOffset() {<text:line-break/> <text:s text:c="3"/>offset = SystemClock.elapsedRealtime() - stopwatch.base<text:line-break/>}</text:p>
      <text:p text:style-name="P21"><text:tab/><text:span text:style-name="T50">Эти методы должны быть переопределены в классе:</text:span></text:p>
      <text:p text:style-name="Мой_20_код">override fun onStop() {<text:line-break/> <text:s text:c="3"/>super.onStop()<text:line-break/><text:soft-page-break/> <text:s text:c="3"/>if (running) {<text:line-break/> <text:s text:c="7"/>saveOffset()<text:line-break/> <text:s text:c="7"/>stopwatch.stop()<text:line-break/> <text:s text:c="3"/>}<text:line-break/>}<text:line-break/>override fun onRestart() {<text:line-break/> <text:s text:c="3"/>super.onRestart()<text:line-break/> <text:s text:c="3"/>if (running) {<text:line-break/> <text:s text:c="7"/>setBaseTime()<text:line-break/> <text:s text:c="7"/>stopwatch.start()<text:line-break/> <text:s text:c="7"/>offset = 0<text:line-break/> <text:s text:c="3"/>}<text:line-break/>}</text:p>
      <text:list text:continue-numbering="true" text:style-name="L1">
        <text:list-item>
          <text:p text:style-name="P23">Запустите приложение. Щелчок на кнопке Start запускает секундомер. Отсчет времени останавливается, когда приложение становится невидимым, и возобновляется, когда приложение снова появляется на экране.</text:p>
        </text:list-item>
      </text:list>
      <text:p text:style-name="P22"/>
      <text:h text:style-name="Heading_20_2" text:outline-level="2">Содержание отчета</text:h>
      <text:list text:style-name="L3">
        <text:list-item>
          <text:p text:style-name="P30">Отчет должен содержать краткое описание шагов, выполненных в процессе изменения кода для реализации сохранения состояния activity.</text:p>
        </text:list-item>
        <text:list-item>
          <text:p text:style-name="P30">Листинг <text:span text:style-name="T51">окончательной версии файла MainActivity.kt.</text:span></text:p>
        </text:list-item>
        <text:list-item>
          <text:p text:style-name="P31">Скриншоты различных состояний окна программы.</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 svg:font-family="0"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T Astra Sans" svg:font-family="'PT Astra Sans'" style:font-family-generic="swiss"/>
    <style:font-face style:name="PT Astra Serif" svg:font-family="'PT Astra Serif'" style:font-family-generic="roman"/>
    <style:font-face style:name="PT Astra Serif1" svg:font-family="'PT Astra Serif'" style:font-family-generic="roman" style:font-pitch="variable"/>
    <style:font-face style:name="PT Astra Serif2" svg:font-family="'PT Astra Serif'" style:font-adornments="Жирный" style:font-family-generic="roman" style:font-pitch="variable"/>
    <style:font-face style:name="PT Astra Serif3" svg:font-family="'PT Astra Serif'" style:font-adornments="Жирный курсив" style:font-family-generic="roman" style:font-pitch="variable"/>
    <style:font-face style:name="PT Astra Serif4" svg:font-family="'PT Astra Serif'" style:font-adornments="Курсив" style:font-family-generic="roman" style:font-pitch="variable"/>
    <style:font-face style:name="Source Code Pro Black" svg:font-family="'Source Code Pro Black'" style:font-family-generic="roman"/>
    <style:font-face style:name="Source Code Pro Semibold" svg:font-family="'Source Code Pro Semibold'" style:font-family-generic="roman"/>
    <style:font-face style:name="Source Code Pro Semibold1" svg:font-family="'Source Code Pro Semibold'" style:font-adornments="Полужирный" style:font-pitch="fixed"/>
    <style:font-face style:name="Tahoma" svg:font-family="Tahoma" style:font-family-generic="system" style:font-pitch="variable"/>
    <style:font-face style:name="URW Gothic L" svg:font-family="'URW Gothic L'" style:font-adornments="Обычный"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PT Astra Serif" fo:font-size="14pt" fo:language="ru" fo:country="RU" style:letter-kerning="true" style:font-name-asian="Tahoma"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PT Astra Serif" fo:font-size="14pt" fo:language="ru" fo:country="RU" style:letter-kerning="true" style:font-name-asian="Tahoma"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PT Astra Sans" fo:font-family="'PT Astra Sans'" style:font-family-generic="swiss" fo:font-size="16pt" style:font-name-asian="Tahoma" style:font-family-asian="Tahoma"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style:contextual-spacing="true" fo:line-height="120%" fo:text-align="justify" style:justify-single-word="false"/>
      <style:text-properties style:font-size-asian="10.5pt"/>
    </style:style>
    <style:style style:name="List" style:family="paragraph" style:parent-style-name="Text_20_body" style:class="list">
      <style:text-properties style:font-name="PT Astra Serif" fo:font-family="'PT Astra Serif'" style:font-family-generic="roman" fo:font-size="14pt"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PT Astra Serif" fo:font-family="'PT Astra Serif'" style:font-family-generic="roman" fo:font-size="14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PT Astra Serif" fo:font-family="'PT Astra Serif'" style:font-family-generic="roman" fo:font-size="14pt"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auto-update="true" style:default-outline-level="1" style:class="text">
      <style:paragraph-properties fo:margin-left="1.251cm" fo:margin-right="0cm" fo:margin-top="0.42cm" fo:margin-bottom="0.7cm" style:contextual-spacing="false" fo:line-height="100%" fo:text-align="center" style:justify-single-word="false" fo:text-indent="0cm" style:auto-text-indent="false"/>
      <style:text-properties style:font-name="PT Astra Serif2" fo:font-family="'PT Astra Serif'" style:font-style-name="Жирный"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left="1.251cm" fo:margin-right="0cm" fo:margin-top="0.349cm" fo:margin-bottom="0.4cm" style:contextual-spacing="false" fo:text-align="start" style:justify-single-word="false" fo:text-indent="0cm" style:auto-text-indent="false"/>
      <style:text-properties style:use-window-font-color="true" loext:opacity="0%" style:font-name="PT Astra Serif2" fo:font-family="'PT Astra Serif'" style:font-style-name="Жирный" style:font-family-generic="roman" style:font-pitch="variable" fo:font-size="115%" fo:font-style="normal" fo:font-weight="bold" style:font-size-asian="115%" style:font-style-asian="normal" style:font-weight-asian="bold" style:font-size-complex="115%" style:font-style-complex="normal"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1.251cm" fo:margin-right="0cm" fo:line-height="150%" fo:text-align="start" style:justify-single-word="false" fo:text-indent="0cm" style:auto-text-indent="false" text:number-lines="false" text:line-number="0"/>
      <style:text-properties style:font-name="PT Astra Serif2" fo:font-family="'PT Astra Serif'" style:font-style-name="Жирный" style:font-family-generic="roman" style:font-pitch="variable" fo:font-size="130%"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Рис." style:family="paragraph" style:parent-style-name="Caption">
      <style:paragraph-properties fo:text-align="center" style:justify-single-word="false"/>
      <style:text-properties fo:font-size="12pt" fo:font-style="normal"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text-properties fo:font-size="12pt" fo:font-style="normal" fo:font-weight="bold"/>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auto-update="true" style:default-outline-level="3" style:class="text">
      <style:paragraph-properties fo:margin-top="0.247cm" fo:margin-bottom="0.212cm" style:contextual-spacing="false"/>
      <style:text-properties style:use-window-font-color="true" loext:opacity="0%" style:font-name="PT Astra Serif2" fo:font-family="'PT Astra Serif'" style:font-style-name="Жирный" style:font-family-generic="roman" style:font-pitch="variable" fo:font-size="101%" fo:font-style="italic" fo:font-weight="bold" style:font-size-asian="101%" style:font-style-asian="italic" style:font-weight-asian="bold" style:font-size-complex="101%" style:font-style-complex="italic" style:font-weight-complex="bold"/>
    </style:style>
    <style:style style:name="Заголовок_20_1_20_титул" style:display-name="Заголовок 1 титул" style:family="paragraph" style:parent-style-name="Heading_20_1" style:auto-update="true" style:default-outline-level="" style:list-style-name="">
      <style:paragraph-properties fo:text-align="center" style:justify-single-word="false"/>
    </style:style>
    <style:style style:name="Заголовок_20_2_20_титул" style:display-name="Заголовок 2 титул" style:family="paragraph" style:parent-style-name="Heading_20_2" style:default-outline-level="" style:list-style-name="">
      <style:paragraph-properties fo:text-align="center" style:justify-single-word="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paragraph-properties fo:text-align="center" style:justify-single-word="false"/>
      <style:text-properties fo:font-style="normal"/>
    </style:style>
    <style:style style:name="Примечание" style:family="paragraph" style:parent-style-name="Preformatted_20_Text" style:auto-update="true">
      <style:paragraph-properties fo:margin-left="1.251cm" fo:margin-right="0cm" fo:text-indent="0cm" style:auto-text-indent="false"/>
      <style:text-properties style:font-name="PT Astra Serif4" fo:font-family="'PT Astra Serif'" style:font-style-name="Курсив" style:font-family-generic="roman" style:font-pitch="variable" fo:font-size="12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2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Заголовок_20_1_20_прилож" style:display-name="Заголовок 1 прилож" style:family="paragraph" style:parent-style-name="Заголовок_20_1_20_титул">
      <style:paragraph-properties fo:margin-left="0cm" fo:margin-right="0cm" fo:text-indent="0cm" style:auto-text-indent="false"/>
    </style:style>
    <style:style style:name="Subtitle" style:family="paragraph" style:parent-style-name="Heading" style:next-style-name="Text_20_body" style:class="chapter">
      <style:paragraph-properties fo:margin-top="0.109cm" fo:margin-bottom="0cm" style:contextual-spacing="false" fo:text-align="start" style:justify-single-word="false" style:shadow="none"/>
      <style:text-properties style:font-name="URW Gothic L" fo:font-family="'URW Gothic L'" style:font-style-name="Обычный" style:font-family-generic="swiss" style:font-pitch="variable" fo:font-size="18pt" style:font-size-asian="18pt" style:font-size-complex="18pt"/>
    </style:style>
    <style:style style:name="terminal" style:family="paragraph" style:parent-style-name="Text_20_body" style:next-style-name="Text_20_body">
      <loext:graphic-properties draw:fill="solid" draw:fill-color="#eeeeee" draw:opacity="100%"/>
      <style:paragraph-properties fo:margin-top="0.199cm" fo:margin-bottom="0.4cm" style:contextual-spacing="false" fo:line-height="120%" fo:text-align="start" style:justify-single-word="false" fo:background-color="#eeeeee" fo:padding="0.199cm" fo:border="0.31pt solid #000000" style:shadow="none" style:vertical-align="middle">
        <style:tab-stops>
          <style:tab-stop style:position="8.5cm" style:type="center"/>
          <style:tab-stop style:position="17cm" style:type="right"/>
        </style:tab-stops>
      </style:paragraph-properties>
      <style:text-properties fo:color="#000000" loext:opacity="100%" style:font-name="Source Code Pro Semibold1" fo:font-family="'Source Code Pro Semibold'" style:font-style-name="Полужирный" style:font-pitch="fixed" fo:font-size="12pt" fo:font-style="normal" fo:text-shadow="none" fo:font-weight="600" officeooo:rsid="00388b02" style:font-size-asian="11pt" style:font-style-asian="italic" style:font-size-complex="11pt" style:font-style-complex="italic" style:font-relief="none"/>
    </style:style>
    <style:style style:name="Мой_20_код" style:display-name="Мой код" style:family="paragraph" style:parent-style-name="terminal" style:master-page-name="">
      <loext:graphic-properties draw:fill="solid" draw:fill-color="#eeeeee"/>
      <style:paragraph-properties fo:margin-left="0cm" fo:margin-right="0cm" fo:margin-top="0.199cm" fo:margin-bottom="0.199cm" style:contextual-spacing="true" fo:text-indent="0cm" style:auto-text-indent="false" style:page-number="auto" fo:background-color="#eeeeee" fo:padding-left="1.101cm" fo:padding-right="0cm" fo:padding-top="0.101cm" fo:padding-bottom="0.101cm" fo:border-left="1.3pt solid #808080" fo:border-right="none" fo:border-top="none" fo:border-bottom="none" style:snap-to-layout-grid="true" style:join-border="true">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Листинг" style:family="paragraph" style:parent-style-name="Caption" style:auto-update="true">
      <style:text-properties style:font-name="PT Astra Serif3" fo:font-family="'PT Astra Serif'" style:font-style-name="Жирный курсив" style:font-family-generic="roman" style:font-pitch="variable" fo:font-size="12pt" fo:font-style="normal" fo:font-weight="bold"/>
    </style:style>
    <style:style style:name="Мой_20_код_20_для_20_Code_20_Highlighter_20_2" style:display-name="Мой код для Code Highlighter 2" style:family="paragraph" style:parent-style-name="Мой_20_код">
      <loext:graphic-properties draw:fill="solid" draw:fill-color="#f0f0f0" draw:opacity="100%"/>
      <style:paragraph-properties ch2_options="{'Style': 'friendly', 'Language': 'C#', 'UseCharStyles': 0, 'LineNumberRatio': 100, 'LineNumberStart': 1, 'MasterCharStyle': '', 'ShowLineNumbers': 1, 'ColourizeBackground': 1, 'LineNumberSeparator': '  ', 'LineNumberPaddingSymbol': '', 'StoreOptionsWithSnippet': 1}" fo:background-color="#f0f0f0" fo:padding-left="0.4cm" fo:padding-right="0cm" fo:padding-top="0.101cm" fo:padding-bottom="0.101cm" fo:border-left="1.3pt solid #808080" fo:border-right="none" fo:border-top="none" fo:border-bottom="none"/>
      <style:text-properties style:use-window-font-color="true" loext:opacity="0%" fo:font-size="12pt" fo:language="zxx" fo:country="none" fo:font-style="normal" style:text-underline-style="none" fo:font-weight="normal" fo:background-color="transparent"/>
    </style:style>
    <style:style style:name="Вывод_20_текст_20_в_20_консоли" style:display-name="Вывод текст в консоли" style:family="paragraph" style:parent-style-name="terminal" style:auto-update="true">
      <style:paragraph-properties fo:margin-top="0.199cm" fo:margin-bottom="0.4cm" style:contextual-spacing="true"/>
    </style:style>
    <style:style style:name="Figure" style:family="paragraph" style:parent-style-name="Caption" style:class="extra"/>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text-properties fo:color="#808080" loext:opacity="100%" style:font-name="DejaVu Sans Mono" fo:font-family="'DejaVu Sans Mono'" style:font-family-generic="modern" style:font-pitch="fixed" fo:font-size="10.5pt" fo:font-weight="bold" fo:background-color="transparent" style:font-size-asian="9.14999961853027pt" style:font-size-complex="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member0_5f_csharp" style:display-name="member0_csharp" style:family="text">
      <style:text-properties fo:color="#0000ff" loext:opacity="100%" fo:font-style="normal" fo:font-weight="normal"/>
    </style:style>
    <style:style style:name="symbol0_5f_csharp" style:display-name="symbol0_csharp" style:family="text">
      <style:text-properties fo:color="#008000" loext:opacity="100%" fo:font-style="normal" fo:font-weight="normal"/>
    </style:style>
    <style:style style:name="string_5f_csharp" style:display-name="string_csharp" style:family="text">
      <style:text-properties fo:color="#666666" loext:opacity="100%" fo:font-style="normal" fo:font-weight="normal"/>
    </style:style>
    <style:style style:name="number_5f_csharp" style:display-name="number_csharp" style:family="text">
      <style:text-properties fo:color="#ff0000" loext:opacity="100%" fo:font-style="normal" fo:font-weight="normal"/>
    </style:style>
    <style:style style:name="keyword0_5f_csharp" style:display-name="keyword0_csharp" style:family="text">
      <style:text-properties fo:color="#0600ff" loext:opacity="100%" fo:font-style="normal" fo:font-weight="normal"/>
    </style:style>
    <style:style style:name="keyword3_5f_csharp" style:display-name="keyword3_csharp" style:family="text">
      <style:text-properties fo:color="#ff0000" loext:opacity="100%" fo:font-style="normal" fo:font-weight="normal"/>
    </style:style>
    <style:style style:name="Вывод" style:family="text">
      <style:text-properties fo:font-style="italic" fo:font-weight="bold" style:font-style-asian="italic" style:font-weight-asian="bold" style:font-style-complex="italic" style:font-weight-complex="bold"/>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auto-update="true">
      <style:graphic-properties svg:width="17.971cm" fo:min-height="0.259cm" text:anchor-type="paragraph" svg:x="0cm" svg:y="14.19cm" fo:margin-left="0cm" fo:margin-right="0cm" fo:margin-top="0cm" fo:margin-bottom="0cm" style:wrap="none" style:vertical-pos="top" style:vertical-rel="page" style:horizontal-pos="from-left" style:horizontal-rel="page" fo:background-color="transparent" draw:fill="none" draw:fill-color="#729fcf" fo:padding="0cm" fo:border="none" draw:wrap-influence-on-position="once-concurrent" loext:allow-overlap="true">
        <style:columns fo:column-count="1" fo:column-gap="0cm"/>
      </style:graphic-properties>
    </style:style>
    <style:style style:name="Formula" style:family="graphic">
      <style:graphic-properties text:anchor-type="as-char" svg:y="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28">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умерация_20_кода" style:display-name="Нумерация кода">
      <text:list-level-style-number text:level="1" text:style-name="Line_20_numbering" loext:num-list-format="%1%." style:num-suffix="." style:num-format="1">
        <style:list-level-properties text:list-level-position-and-space-mode="label-alignment" fo:text-align="end">
          <style:list-level-label-alignment text:label-followed-by="listtab" text:list-tab-stop-position="0.3cm" fo:text-indent="-0.3cm" fo:margin-left="0.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MP1"><text:page-number text:select-page="current">10</text:page-number></text:p>
      </style:footer>
    </style:master-page>
    <style:master-page style:name="Титульная" style:page-layout-name="Mpm2" draw:style-name="Mdp2"/>
    <style:master-page style:name="First_20_Page" style:display-name="First Page" style:page-layout-name="Mpm3" draw:style-name="Mdp1" style:next-style-name="Standard"/>
    <style:master-page style:name="Footnote" style:page-layout-name="Mpm4"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19:50:40.342353931</meta:creation-date>
    <meta:editing-duration>PT2H36M21S</meta:editing-duration>
    <meta:editing-cycles>27</meta:editing-cycles>
    <meta:generator>LibreOffice/24.2.6.2$Linux_X86_64 LibreOffice_project/420$Build-2</meta:generator>
    <dc:title>Реферат ГОСТ</dc:title>
    <dc:date>2024-10-26T01:00:04.058629507</dc:date>
    <meta:document-statistic meta:table-count="0" meta:image-count="0" meta:object-count="0" meta:page-count="10" meta:paragraph-count="201" meta:word-count="1491" meta:character-count="12493" meta:non-whitespace-character-count="10878"/>
  </office:meta>
</office:document-meta>
</file>